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2.A80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4.A55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7.B2" style:family="table-cell">
      <style:table-cell-properties style:vertical-align="bottom" fo:padding-left="0.0208in" fo:padding-right="0.0208in" fo:padding-top="0in" fo:padding-bottom="0in" fo:border="none"/>
    </style:style>
    <style:style style:name="Table7.B3" style:family="table-cell">
      <style:table-cell-properties style:vertical-align="bottom" fo:padding-left="0.0208in" fo:padding-right="0.0208in" fo:padding-top="0in" fo:padding-bottom="0in" fo:border="none"/>
    </style:style>
    <style:style style:name="Table7.B4" style:family="table-cell">
      <style:table-cell-properties style:vertical-align="bottom" fo:padding-left="0.0208in" fo:padding-right="0.0208in" fo:padding-top="0in" fo:padding-bottom="0in" fo:border="none"/>
    </style:style>
    <style:style style:name="Table7.B5" style:family="table-cell">
      <style:table-cell-properties style:vertical-align="bottom" fo:padding-left="0.0208in" fo:padding-right="0.0208in" fo:padding-top="0in" fo:padding-bottom="0in" fo:border="none"/>
    </style:style>
    <style:style style:name="Table7.B6" style:family="table-cell">
      <style:table-cell-properties style:vertical-align="bottom" fo:padding-left="0.0208in" fo:padding-right="0.0208in" fo:padding-top="0in" fo:padding-bottom="0in" fo:border="none"/>
    </style:style>
    <style:style style:name="Table7.B7" style:family="table-cell">
      <style:table-cell-properties style:vertical-align="bottom" fo:padding-left="0.0208in" fo:padding-right="0.0208in" fo:padding-top="0in" fo:padding-bottom="0in" fo:border="none"/>
    </style:style>
    <style:style style:name="Table7.B8" style:family="table-cell">
      <style:table-cell-properties style:vertical-align="bottom" fo:padding-left="0.0208in" fo:padding-right="0.0208in" fo:padding-top="0in" fo:padding-bottom="0in" fo:border="none"/>
    </style:style>
    <style:style style:name="Table7.B9" style:family="table-cell">
      <style:table-cell-properties style:vertical-align="bottom" fo:padding-left="0.0208in" fo:padding-right="0.0208in" fo:padding-top="0in" fo:padding-bottom="0in" fo:border="none"/>
    </style:style>
    <style:style style:name="Table7.B10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684in" fo:margin-left="-0.0417in" fo:margin-top="0in" fo:margin-bottom="0in" table:align="left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3868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rsid="0010fdea" officeooo:paragraph-rsid="0010fdea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officeooo:paragraph-rsid="0062a818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40f593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725c18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3d1e3" officeooo:paragraph-rsid="0013d1e3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rsid="0013d1e3" officeooo:paragraph-rsid="0013d1e3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5117b" officeooo:paragraph-rsid="0015117b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117b" officeooo:paragraph-rsid="0015117b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e39d" officeooo:paragraph-rsid="004b755e" style:font-weight-asian="bold" style:font-weight-complex="bold"/>
    </style:style>
    <style:style style:name="P13" style:family="paragraph" style:parent-style-name="Standard">
      <style:text-properties fo:font-weight="bold" officeooo:paragraph-rsid="005ae678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6f1c99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1876f" officeooo:paragraph-rsid="006dd644" style:font-weight-asian="bold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1876f" officeooo:paragraph-rsid="006ec53d" style:font-weight-asian="bold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628e1" officeooo:paragraph-rsid="004628e1" style:font-weight-asian="bold" style:font-weight-complex="bold"/>
    </style:style>
    <style:style style:name="P19" style:family="paragraph" style:parent-style-name="Table_20_Contents">
      <style:text-properties fo:font-weight="bold" officeooo:rsid="0059fa99" officeooo:paragraph-rsid="0059fa99" style:font-weight-asian="bold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5e39d" officeooo:paragraph-rsid="0015e39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70978" officeooo:paragraph-rsid="00170978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officeooo:rsid="00170978" officeooo:paragraph-rsid="00170978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officeooo:rsid="00179ff8" officeooo:paragraph-rsid="00179ff8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rsid="00179ff8" officeooo:paragraph-rsid="00179ff8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179ff8" officeooo:paragraph-rsid="004d4bbb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18d229" officeooo:paragraph-rsid="0018d229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18d229" officeooo:paragraph-rsid="004eda3c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18d229" officeooo:paragraph-rsid="004ff09e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1b2d7f" officeooo:paragraph-rsid="001b2d7f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1c6382" officeooo:paragraph-rsid="001c6382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1d94b7" officeooo:paragraph-rsid="001d94b7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d94b7" officeooo:paragraph-rsid="004eda3c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d94b7" officeooo:paragraph-rsid="004ff09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1d94b7" officeooo:paragraph-rsid="00517cc4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dd35a" officeooo:paragraph-rsid="001dd35a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officeooo:rsid="001dd35a" officeooo:paragraph-rsid="00517cc4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rsid="001dd35a" officeooo:paragraph-rsid="0054dd8a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officeooo:rsid="001dd35a" officeooo:paragraph-rsid="001dd35a"/>
    </style:style>
    <style:style style:name="P39" style:family="paragraph" style:parent-style-name="Standard">
      <style:text-properties officeooo:rsid="0022f8f7" officeooo:paragraph-rsid="0022f8f7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officeooo:rsid="0022f8f7" officeooo:paragraph-rsid="0022f8f7"/>
    </style:style>
    <style:style style:name="P41" style:family="paragraph" style:parent-style-name="Standard">
      <style:text-properties officeooo:rsid="0022f8f7" officeooo:paragraph-rsid="005d18a8"/>
    </style:style>
    <style:style style:name="P42" style:family="paragraph" style:parent-style-name="Standard">
      <style:text-properties officeooo:rsid="0024cd00" officeooo:paragraph-rsid="0024cd00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officeooo:rsid="0024cd00" officeooo:paragraph-rsid="0024cd00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24cd00" officeooo:paragraph-rsid="0051259a"/>
    </style:style>
    <style:style style:name="P45" style:family="paragraph" style:parent-style-name="Standard">
      <style:text-properties officeooo:rsid="0024cd00" officeooo:paragraph-rsid="0062a818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4e40f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587d6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6ea5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8cf9e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a1b5a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24e40f" officeooo:paragraph-rsid="002cefbc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rsid="002587d6" officeooo:paragraph-rsid="002587d6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rsid="002587d6" officeooo:paragraph-rsid="002cefbc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officeooo:rsid="0026ea52" officeooo:paragraph-rsid="0026ea52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6ea52" officeooo:paragraph-rsid="0026ea52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2a1b5a" officeooo:paragraph-rsid="002a1b5a"/>
    </style:style>
    <style:style style:name="P57" style:family="paragraph" style:parent-style-name="Standard">
      <style:paragraph-properties fo:text-align="end" style:justify-single-word="false">
        <style:tab-stops/>
      </style:paragraph-properties>
      <style:text-properties officeooo:rsid="002a1b5a" officeooo:paragraph-rsid="002a1b5a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2cefbc" officeooo:paragraph-rsid="002cefbc"/>
    </style:style>
    <style:style style:name="P59" style:family="paragraph" style:parent-style-name="Table_20_Contents">
      <style:text-properties officeooo:rsid="002cefbc" officeooo:paragraph-rsid="002cefbc"/>
    </style:style>
    <style:style style:name="P60" style:family="paragraph" style:parent-style-name="Standard">
      <style:text-properties officeooo:rsid="00365473" officeooo:paragraph-rsid="00365473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365473" officeooo:paragraph-rsid="00365473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365473" officeooo:paragraph-rsid="0065a7c9"/>
    </style:style>
    <style:style style:name="P63" style:family="paragraph" style:parent-style-name="Table_20_Contents">
      <style:text-properties officeooo:rsid="00365473" officeooo:paragraph-rsid="0062a81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3743b6" officeooo:paragraph-rsid="003743b6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3743b6" officeooo:paragraph-rsid="0038f7bc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38f7bc" officeooo:paragraph-rsid="0038f7bc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39f3a4" officeooo:paragraph-rsid="0039f3a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3cd858" officeooo:paragraph-rsid="003cd858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3cd858" officeooo:paragraph-rsid="003dda1e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rsid="003dda1e" officeooo:paragraph-rsid="003dda1e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3f8661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40f593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45e801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6993a8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officeooo:rsid="0040f593" officeooo:paragraph-rsid="0040f593"/>
    </style:style>
    <style:style style:name="P76" style:family="paragraph" style:parent-style-name="Standard">
      <style:paragraph-properties fo:text-align="end" style:justify-single-word="false">
        <style:tab-stops/>
      </style:paragraph-properties>
      <style:text-properties officeooo:rsid="0040f593" officeooo:paragraph-rsid="0040f593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41876f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4459d2"/>
    </style:style>
    <style:style style:name="P79" style:family="paragraph" style:parent-style-name="Standard">
      <style:paragraph-properties fo:text-align="end" style:justify-single-word="false">
        <style:tab-stops/>
      </style:paragraph-properties>
      <style:text-properties officeooo:rsid="0041876f" officeooo:paragraph-rsid="0041876f"/>
    </style:style>
    <style:style style:name="P80" style:family="paragraph" style:parent-style-name="Standard">
      <style:text-properties officeooo:rsid="0041876f" officeooo:paragraph-rsid="0041876f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rsid="004289c8" officeooo:paragraph-rsid="004289c8"/>
    </style:style>
    <style:style style:name="P82" style:family="paragraph" style:parent-style-name="Standard">
      <style:paragraph-properties fo:text-align="end" style:justify-single-word="false">
        <style:tab-stops/>
      </style:paragraph-properties>
      <style:text-properties officeooo:rsid="004289c8" officeooo:paragraph-rsid="004289c8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45e801" officeooo:paragraph-rsid="0045e801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4628e1" officeooo:paragraph-rsid="004628e1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officeooo:rsid="004628e1" officeooo:paragraph-rsid="00713f17"/>
    </style:style>
    <style:style style:name="P86" style:family="paragraph" style:parent-style-name="Standard">
      <style:paragraph-properties fo:text-align="end" style:justify-single-word="false">
        <style:tab-stops/>
      </style:paragraph-properties>
      <style:text-properties officeooo:rsid="004628e1" officeooo:paragraph-rsid="004628e1"/>
    </style:style>
    <style:style style:name="P87" style:family="paragraph" style:parent-style-name="Table_20_Contents">
      <style:text-properties officeooo:rsid="001fcdba" officeooo:paragraph-rsid="001fcdba"/>
    </style:style>
    <style:style style:name="P88" style:family="paragraph" style:parent-style-name="Table_20_Contents">
      <style:text-properties officeooo:rsid="00201703" officeooo:paragraph-rsid="00201703"/>
    </style:style>
    <style:style style:name="P89" style:family="paragraph" style:parent-style-name="Table_20_Contents">
      <style:text-properties officeooo:rsid="00201703" officeooo:paragraph-rsid="002187ed"/>
    </style:style>
    <style:style style:name="P90" style:family="paragraph" style:parent-style-name="Table_20_Contents">
      <style:text-properties officeooo:rsid="002187ed" officeooo:paragraph-rsid="002187ed"/>
    </style:style>
    <style:style style:name="P91" style:family="paragraph" style:parent-style-name="Table_20_Contents">
      <style:text-properties officeooo:rsid="0022db70" officeooo:paragraph-rsid="0022db70"/>
    </style:style>
    <style:style style:name="P92" style:family="paragraph" style:parent-style-name="Table_20_Contents">
      <style:paragraph-properties fo:text-align="start" style:justify-single-word="false">
        <style:tab-stops/>
      </style:paragraph-properties>
      <style:text-properties officeooo:rsid="0022db70" officeooo:paragraph-rsid="0022f8f7"/>
    </style:style>
    <style:style style:name="P93" style:family="paragraph" style:parent-style-name="Table_20_Contents">
      <style:paragraph-properties fo:text-align="start" style:justify-single-word="false">
        <style:tab-stops/>
      </style:paragraph-properties>
      <style:text-properties officeooo:rsid="0022db70" officeooo:paragraph-rsid="002a1b5a"/>
    </style:style>
    <style:style style:name="P94" style:family="paragraph" style:parent-style-name="Table_20_Contents">
      <style:text-properties officeooo:rsid="002a31cb" officeooo:paragraph-rsid="002a31cb"/>
    </style:style>
    <style:style style:name="P95" style:family="paragraph" style:parent-style-name="Table_20_Contents">
      <style:text-properties officeooo:rsid="002a31cb" officeooo:paragraph-rsid="002a7232"/>
    </style:style>
    <style:style style:name="P96" style:family="paragraph" style:parent-style-name="Table_20_Contents">
      <style:text-properties officeooo:rsid="002a31cb" officeooo:paragraph-rsid="002cefbc"/>
    </style:style>
    <style:style style:name="P97" style:family="paragraph" style:parent-style-name="Table_20_Contents">
      <style:text-properties officeooo:rsid="002a7232" officeooo:paragraph-rsid="002a7232"/>
    </style:style>
    <style:style style:name="P98" style:family="paragraph" style:parent-style-name="Table_20_Contents">
      <style:text-properties officeooo:rsid="002a7232" officeooo:paragraph-rsid="0062839f"/>
    </style:style>
    <style:style style:name="P99" style:family="paragraph" style:parent-style-name="Table_20_Contents">
      <style:text-properties officeooo:rsid="002b9ba8" officeooo:paragraph-rsid="002b9ba8"/>
    </style:style>
    <style:style style:name="P100" style:family="paragraph" style:parent-style-name="Table_20_Contents">
      <style:text-properties officeooo:rsid="002ecdf7" officeooo:paragraph-rsid="00301f85"/>
    </style:style>
    <style:style style:name="P101" style:family="paragraph" style:parent-style-name="Table_20_Contents">
      <style:text-properties officeooo:rsid="002ecdf7" officeooo:paragraph-rsid="003439bd"/>
    </style:style>
    <style:style style:name="P102" style:family="paragraph" style:parent-style-name="Table_20_Contents">
      <style:text-properties officeooo:rsid="002ecdf7" officeooo:paragraph-rsid="0035c70c"/>
    </style:style>
    <style:style style:name="P103" style:family="paragraph" style:parent-style-name="Table_20_Contents">
      <style:text-properties officeooo:rsid="00301f85" officeooo:paragraph-rsid="00301f85"/>
    </style:style>
    <style:style style:name="P104" style:family="paragraph" style:parent-style-name="Table_20_Contents">
      <style:text-properties officeooo:rsid="00301f85" officeooo:paragraph-rsid="003439bd"/>
    </style:style>
    <style:style style:name="P105" style:family="paragraph" style:parent-style-name="Table_20_Contents">
      <style:text-properties officeooo:rsid="00301f85" officeooo:paragraph-rsid="00346a7e"/>
    </style:style>
    <style:style style:name="P106" style:family="paragraph" style:parent-style-name="Table_20_Contents">
      <style:text-properties officeooo:rsid="00346a7e" officeooo:paragraph-rsid="00346a7e"/>
    </style:style>
    <style:style style:name="P107" style:family="paragraph" style:parent-style-name="Table_20_Contents">
      <style:text-properties officeooo:rsid="003471ee" officeooo:paragraph-rsid="003471ee"/>
    </style:style>
    <style:style style:name="P108" style:family="paragraph" style:parent-style-name="Table_20_Contents">
      <style:text-properties officeooo:rsid="003472c8" officeooo:paragraph-rsid="003472c8"/>
    </style:style>
    <style:style style:name="P109" style:family="paragraph" style:parent-style-name="Table_20_Contents">
      <style:text-properties officeooo:rsid="003472c8" officeooo:paragraph-rsid="0035c70c"/>
    </style:style>
    <style:style style:name="P110" style:family="paragraph" style:parent-style-name="Table_20_Contents">
      <style:text-properties officeooo:rsid="0035c70c" officeooo:paragraph-rsid="0035c70c"/>
    </style:style>
    <style:style style:name="P111" style:family="paragraph" style:parent-style-name="Table_20_Contents">
      <style:text-properties officeooo:rsid="0035c70c" officeooo:paragraph-rsid="0035ec6a"/>
    </style:style>
    <style:style style:name="P112" style:family="paragraph" style:parent-style-name="Table_20_Contents">
      <style:text-properties officeooo:rsid="0035ec6a" officeooo:paragraph-rsid="0035ec6a"/>
    </style:style>
    <style:style style:name="P113" style:family="paragraph" style:parent-style-name="Table_20_Contents">
      <style:text-properties officeooo:rsid="0035ec6a" officeooo:paragraph-rsid="0062a818"/>
    </style:style>
    <style:style style:name="P114" style:family="paragraph" style:parent-style-name="Standard">
      <style:text-properties officeooo:paragraph-rsid="004b6134"/>
    </style:style>
    <style:style style:name="P115" style:family="paragraph" style:parent-style-name="Standard">
      <style:text-properties officeooo:paragraph-rsid="0062a818"/>
    </style:style>
    <style:style style:name="P116" style:family="paragraph" style:parent-style-name="Table_20_Contents">
      <style:text-properties officeooo:paragraph-rsid="0062a818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officeooo:rsid="005b01c0" officeooo:paragraph-rsid="005b01c0"/>
    </style:style>
    <style:style style:name="P118" style:family="paragraph" style:parent-style-name="Standard">
      <style:text-properties officeooo:paragraph-rsid="005d18a8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officeooo:rsid="005f87a4" officeooo:paragraph-rsid="005f87a4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officeooo:rsid="0070ab94" officeooo:paragraph-rsid="0070ab94"/>
    </style:style>
    <style:style style:name="P121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paragraph-rsid="007692fe"/>
    </style:style>
    <style:style style:name="P124" style:family="paragraph" style:parent-style-name="Heading_20_1" style:list-style-name=""/>
    <style:style style:name="P125" style:family="paragraph" style:parent-style-name="Heading_20_2" style:list-style-name=""/>
    <style:style style:name="P126" style:family="paragraph" style:parent-style-name="Standard">
      <style:text-properties officeooo:rsid="0024cd00" officeooo:paragraph-rsid="0062a818"/>
    </style:style>
    <style:style style:name="P127" style:family="paragraph" style:parent-style-name="Standard">
      <style:paragraph-properties fo:text-align="end" style:justify-single-word="false">
        <style:tab-stops/>
      </style:paragraph-properties>
    </style:style>
    <style:style style:name="P128" style:family="paragraph" style:parent-style-name="Standard">
      <style:paragraph-properties fo:text-align="end" style:justify-single-word="false">
        <style:tab-stops/>
      </style:paragraph-properties>
      <style:text-properties officeooo:paragraph-rsid="007692fe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officeooo:rsid="0010fdea" officeooo:paragraph-rsid="0010fdea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officeooo:rsid="0010fdea" officeooo:paragraph-rsid="007692fe"/>
    </style:style>
    <style:style style:name="P131" style:family="paragraph" style:parent-style-name="Standard">
      <style:text-properties officeooo:rsid="0010fdea" officeooo:paragraph-rsid="0010fdea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officeooo:rsid="007692fe" officeooo:paragraph-rsid="007692fe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officeooo:rsid="007692fe" officeooo:paragraph-rsid="0078182c"/>
    </style:style>
    <style:style style:name="P134" style:family="paragraph" style:parent-style-name="Standard">
      <style:paragraph-properties fo:text-align="end" style:justify-single-word="false">
        <style:tab-stops/>
      </style:paragraph-properties>
      <style:text-properties officeooo:rsid="007692fe" officeooo:paragraph-rsid="007692fe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692fe" officeooo:paragraph-rsid="007692fe" style:font-weight-asian="bold" style:font-weight-complex="bold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d35a2" officeooo:paragraph-rsid="007d35a2" style:font-weight-asian="bold" style:font-weight-complex="bold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d35a2" officeooo:paragraph-rsid="00834208" style:font-weight-asian="bold" style:font-weight-complex="bold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f3586" officeooo:paragraph-rsid="007f3586" style:font-weight-asian="bold" style:font-weight-complex="bold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1a9e2" officeooo:paragraph-rsid="0081a9e2" style:font-weight-asian="bold" style:font-weight-complex="bold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4208" officeooo:paragraph-rsid="00834208" style:font-weight-asian="bold" style:font-weight-complex="bold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d18a8" officeooo:paragraph-rsid="005d18a8" style:font-weight-asian="bold" style:font-weight-complex="bold"/>
    </style:style>
    <style:style style:name="P142" style:family="paragraph" style:parent-style-name="Standard">
      <style:text-properties fo:font-weight="bold" officeooo:paragraph-rsid="00834208" style:font-weight-asian="bold" style:font-weight-complex="bold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ff2b" officeooo:paragraph-rsid="0083ff2b" style:font-weight-asian="bold" style:font-weight-complex="bold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289c8" officeooo:paragraph-rsid="004289c8" style:font-weight-asian="bold" style:font-weight-complex="bold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56000" officeooo:paragraph-rsid="00856000" style:font-weight-asian="bold" style:font-weight-complex="bold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officeooo:rsid="001a8ce5" officeooo:paragraph-rsid="0079aa95"/>
    </style:style>
    <style:style style:name="P147" style:family="paragraph" style:parent-style-name="Standard">
      <style:paragraph-properties fo:text-align="end" style:justify-single-word="false">
        <style:tab-stops/>
      </style:paragraph-properties>
      <style:text-properties officeooo:rsid="007a1622" officeooo:paragraph-rsid="007a1622"/>
    </style:style>
    <style:style style:name="P148" style:family="paragraph" style:parent-style-name="Standard">
      <style:paragraph-properties fo:text-align="end" style:justify-single-word="false">
        <style:tab-stops/>
      </style:paragraph-properties>
      <style:text-properties officeooo:rsid="00179ff8" officeooo:paragraph-rsid="00179ff8"/>
    </style:style>
    <style:style style:name="P149" style:family="paragraph" style:parent-style-name="Standard">
      <style:paragraph-properties fo:text-align="start" style:justify-single-word="false">
        <style:tab-stops/>
      </style:paragraph-properties>
      <style:text-properties officeooo:rsid="00179ff8" officeooo:paragraph-rsid="00179ff8"/>
    </style:style>
    <style:style style:name="P150" style:family="paragraph" style:parent-style-name="Standard">
      <style:paragraph-properties fo:text-align="end" style:justify-single-word="false">
        <style:tab-stops/>
      </style:paragraph-properties>
      <style:text-properties officeooo:rsid="007b490a" officeooo:paragraph-rsid="007b490a"/>
    </style:style>
    <style:style style:name="P151" style:family="paragraph" style:parent-style-name="Standard">
      <style:paragraph-properties fo:text-align="end" style:justify-single-word="false">
        <style:tab-stops/>
      </style:paragraph-properties>
      <style:text-properties officeooo:rsid="007c731e" officeooo:paragraph-rsid="007c731e"/>
    </style:style>
    <style:style style:name="P152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41876f"/>
    </style:style>
    <style:style style:name="P153" style:family="paragraph" style:parent-style-name="Standard">
      <style:paragraph-properties fo:text-align="start" style:justify-single-word="false">
        <style:tab-stops/>
      </style:paragraph-properties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officeooo:rsid="0013d1e3" officeooo:paragraph-rsid="0013d1e3"/>
    </style:style>
    <style:style style:name="P155" style:family="paragraph" style:parent-style-name="Standard">
      <style:paragraph-properties fo:text-align="start" style:justify-single-word="false">
        <style:tab-stops/>
      </style:paragraph-properties>
      <style:text-properties officeooo:rsid="001d94b7" officeooo:paragraph-rsid="007f3586"/>
    </style:style>
    <style:style style:name="P156" style:family="paragraph" style:parent-style-name="Standard">
      <style:paragraph-properties fo:text-align="start" style:justify-single-word="false">
        <style:tab-stops/>
      </style:paragraph-properties>
      <style:text-properties officeooo:rsid="001dd35a" officeooo:paragraph-rsid="001dd35a"/>
    </style:style>
    <style:style style:name="P157" style:family="paragraph" style:parent-style-name="Table_20_Contents">
      <style:paragraph-properties fo:text-align="end" style:justify-single-word="false"/>
      <style:text-properties officeooo:rsid="007b490a" officeooo:paragraph-rsid="007b490a"/>
    </style:style>
    <style:style style:name="P158" style:family="paragraph" style:parent-style-name="Table_20_Contents">
      <style:paragraph-properties fo:text-align="end" style:justify-single-word="false"/>
    </style:style>
    <style:style style:name="P159" style:family="paragraph" style:parent-style-name="Table_20_Contents">
      <style:text-properties officeooo:rsid="002187ed" officeooo:paragraph-rsid="002187ed"/>
    </style:style>
    <style:style style:name="P160" style:family="paragraph" style:parent-style-name="Table_20_Contents">
      <style:text-properties fo:font-weight="bold" officeooo:rsid="0082c053" officeooo:paragraph-rsid="0082c053" style:font-weight-asian="bold" style:font-weight-complex="bold"/>
    </style:style>
    <style:style style:name="P161" style:family="paragraph" style:parent-style-name="Table_20_Contents">
      <style:text-properties officeooo:rsid="002a31cb" officeooo:paragraph-rsid="002a31cb"/>
    </style:style>
    <style:style style:name="P162" style:family="paragraph" style:parent-style-name="Table_20_Contents">
      <style:text-properties officeooo:rsid="00365473" officeooo:paragraph-rsid="0062a818"/>
    </style:style>
    <style:style style:name="T1" style:family="text">
      <style:text-properties officeooo:rsid="0015117b"/>
    </style:style>
    <style:style style:name="T2" style:family="text">
      <style:text-properties officeooo:rsid="0015e39d"/>
    </style:style>
    <style:style style:name="T3" style:family="text">
      <style:text-properties officeooo:rsid="00179ff8"/>
    </style:style>
    <style:style style:name="T4" style:family="text">
      <style:text-properties officeooo:rsid="00197ba1"/>
    </style:style>
    <style:style style:name="T5" style:family="text">
      <style:text-properties officeooo:rsid="002187ed"/>
    </style:style>
    <style:style style:name="T6" style:family="text">
      <style:text-properties officeooo:rsid="0022db70"/>
    </style:style>
    <style:style style:name="T7" style:family="text">
      <style:text-properties officeooo:rsid="0024cd00"/>
    </style:style>
    <style:style style:name="T8" style:family="text">
      <style:text-properties officeooo:rsid="0024e40f"/>
    </style:style>
    <style:style style:name="T9" style:family="text">
      <style:text-properties officeooo:rsid="002587d6"/>
    </style:style>
    <style:style style:name="T10" style:family="text">
      <style:text-properties officeooo:rsid="0028cf9e"/>
    </style:style>
    <style:style style:name="T11" style:family="text">
      <style:text-properties officeooo:rsid="002a1b5a"/>
    </style:style>
    <style:style style:name="T12" style:family="text">
      <style:text-properties officeooo:rsid="002a31cb"/>
    </style:style>
    <style:style style:name="T13" style:family="text">
      <style:text-properties officeooo:rsid="002a7232"/>
    </style:style>
    <style:style style:name="T14" style:family="text">
      <style:text-properties officeooo:rsid="002b9ba8"/>
    </style:style>
    <style:style style:name="T15" style:family="text">
      <style:text-properties officeooo:rsid="002cc661"/>
    </style:style>
    <style:style style:name="T16" style:family="text">
      <style:text-properties officeooo:rsid="002cefbc"/>
    </style:style>
    <style:style style:name="T17" style:family="text">
      <style:text-properties officeooo:rsid="002ecdf7"/>
    </style:style>
    <style:style style:name="T18" style:family="text">
      <style:text-properties officeooo:rsid="00301f85"/>
    </style:style>
    <style:style style:name="T19" style:family="text">
      <style:text-properties officeooo:rsid="0031a960"/>
    </style:style>
    <style:style style:name="T20" style:family="text">
      <style:text-properties officeooo:rsid="003439bd"/>
    </style:style>
    <style:style style:name="T21" style:family="text">
      <style:text-properties officeooo:rsid="00346a7e"/>
    </style:style>
    <style:style style:name="T22" style:family="text">
      <style:text-properties officeooo:rsid="003471ee"/>
    </style:style>
    <style:style style:name="T23" style:family="text">
      <style:text-properties officeooo:rsid="003472c8"/>
    </style:style>
    <style:style style:name="T24" style:family="text">
      <style:text-properties officeooo:rsid="0035ec6a"/>
    </style:style>
    <style:style style:name="T25" style:family="text">
      <style:text-properties officeooo:rsid="00365473"/>
    </style:style>
    <style:style style:name="T26" style:family="text">
      <style:text-properties officeooo:rsid="003743b6"/>
    </style:style>
    <style:style style:name="T27" style:family="text">
      <style:text-properties officeooo:rsid="0038f7bc"/>
    </style:style>
    <style:style style:name="T28" style:family="text">
      <style:text-properties officeooo:rsid="003cd858"/>
    </style:style>
    <style:style style:name="T29" style:family="text">
      <style:text-properties officeooo:rsid="003dda1e"/>
    </style:style>
    <style:style style:name="T30" style:family="text">
      <style:text-properties officeooo:rsid="003f8661"/>
    </style:style>
    <style:style style:name="T31" style:family="text">
      <style:text-properties officeooo:rsid="0040f593"/>
    </style:style>
    <style:style style:name="T32" style:family="text">
      <style:text-properties officeooo:rsid="0041876f"/>
    </style:style>
    <style:style style:name="T33" style:family="text">
      <style:text-properties officeooo:rsid="004289c8"/>
    </style:style>
    <style:style style:name="T34" style:family="text">
      <style:text-properties officeooo:rsid="004459d2"/>
    </style:style>
    <style:style style:name="T35" style:family="text">
      <style:text-properties officeooo:rsid="0045e801"/>
    </style:style>
    <style:style style:name="T36" style:family="text">
      <style:text-properties officeooo:rsid="0046e292"/>
    </style:style>
    <style:style style:name="T37" style:family="text">
      <style:text-properties officeooo:rsid="004865d2"/>
    </style:style>
    <style:style style:name="T38" style:family="text">
      <style:text-properties officeooo:rsid="00184eb7"/>
    </style:style>
    <style:style style:name="T39" style:family="text">
      <style:text-properties officeooo:rsid="004b6134"/>
    </style:style>
    <style:style style:name="T40" style:family="text">
      <style:text-properties officeooo:rsid="0025d505"/>
    </style:style>
    <style:style style:name="T41" style:family="text">
      <style:text-properties officeooo:rsid="0026c2f2"/>
    </style:style>
    <style:style style:name="T42" style:family="text">
      <style:text-properties officeooo:rsid="00283586"/>
    </style:style>
    <style:style style:name="T43" style:family="text">
      <style:text-properties officeooo:rsid="0013d1e3"/>
    </style:style>
    <style:style style:name="T44" style:family="text">
      <style:text-properties officeooo:rsid="001d94b7"/>
    </style:style>
    <style:style style:name="T45" style:family="text">
      <style:text-properties officeooo:rsid="00527c92"/>
    </style:style>
    <style:style style:name="T46" style:family="text">
      <style:text-properties officeooo:rsid="0053c8eb"/>
    </style:style>
    <style:style style:name="T47" style:family="text">
      <style:text-properties officeooo:rsid="0054dd8a"/>
    </style:style>
    <style:style style:name="T48" style:family="text">
      <style:text-properties officeooo:rsid="0056c0e4"/>
    </style:style>
    <style:style style:name="T49" style:family="text">
      <style:text-properties officeooo:rsid="00581c43"/>
    </style:style>
    <style:style style:name="T50" style:family="text">
      <style:text-properties officeooo:rsid="0059fa99"/>
    </style:style>
    <style:style style:name="T51" style:family="text">
      <style:text-properties officeooo:rsid="00138bcc"/>
    </style:style>
    <style:style style:name="T52" style:family="text">
      <style:text-properties officeooo:rsid="0062839f"/>
    </style:style>
    <style:style style:name="T53" style:family="text">
      <style:text-properties officeooo:rsid="00674b62"/>
    </style:style>
    <style:style style:name="T54" style:family="text">
      <style:text-properties officeooo:rsid="0068a87a"/>
    </style:style>
    <style:style style:name="T55" style:family="text">
      <style:text-properties officeooo:rsid="006993a8"/>
    </style:style>
    <style:style style:name="T56" style:family="text">
      <style:text-properties officeooo:rsid="006a48ac"/>
    </style:style>
    <style:style style:name="T57" style:family="text">
      <style:text-properties officeooo:rsid="006c471a"/>
    </style:style>
    <style:style style:name="T58" style:family="text">
      <style:text-properties officeooo:rsid="006f1c99"/>
    </style:style>
    <style:style style:name="T59" style:family="text">
      <style:text-properties officeooo:rsid="00713095"/>
    </style:style>
    <style:style style:name="T60" style:family="text">
      <style:text-properties officeooo:rsid="00713f17"/>
    </style:style>
    <style:style style:name="T61" style:family="text">
      <style:text-properties officeooo:rsid="00626ad1"/>
    </style:style>
    <style:style style:name="T62" style:family="text">
      <style:text-properties officeooo:rsid="001a8ce5"/>
    </style:style>
    <style:style style:name="T63" style:family="text">
      <style:text-properties officeooo:rsid="0079aa95"/>
    </style:style>
    <style:style style:name="T64" style:family="text">
      <style:text-properties officeooo:rsid="007a1622"/>
    </style:style>
    <style:style style:name="T65" style:family="text">
      <style:text-properties officeooo:rsid="007b490a"/>
    </style:style>
    <style:style style:name="T66" style:family="text">
      <style:text-properties officeooo:rsid="007c731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d18a6" style:font-weight-asian="bold" style:font-weight-complex="bold"/>
    </style:style>
    <style:style style:name="T69" style:family="text">
      <style:text-properties officeooo:rsid="007d18a6"/>
    </style:style>
    <style:style style:name="T70" style:family="text">
      <style:text-properties officeooo:rsid="007f3586"/>
    </style:style>
    <style:style style:name="T71" style:family="text">
      <style:text-properties officeooo:rsid="0080dc52"/>
    </style:style>
    <style:style style:name="T72" style:family="text">
      <style:text-properties officeooo:rsid="0081a9e2"/>
    </style:style>
    <style:style style:name="T73" style:family="text">
      <style:text-properties officeooo:rsid="00834208"/>
    </style:style>
    <style:style style:name="T74" style:family="text">
      <style:text-properties officeooo:rsid="0083ff2b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gular Momentu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1"><text:a xlink:type="simple" xlink:href="#__RefHeading___Toc124649_966181473" text:style-name="Index_20_Link" text:visited-style-name="Index_20_Link">Angular Momentum Commutators<text:tab/>2</text:a></text:p>
          <text:p text:style-name="P121"><text:a xlink:type="simple" xlink:href="#__RefHeading___Toc124651_966181473" text:style-name="Index_20_Link" text:visited-style-name="Index_20_Link">Eigen Values of Angular Momentum<text:tab/>5</text:a></text:p>
          <text:p text:style-name="P121"><text:a xlink:type="simple" xlink:href="#__RefHeading___Toc124653_966181473" text:style-name="Index_20_Link" text:visited-style-name="Index_20_Link">Angular Momentum Cones<text:tab/>8</text:a></text:p>
          <text:p text:style-name="P121"><text:a xlink:type="simple" xlink:href="#__RefHeading___Toc124655_966181473" text:style-name="Index_20_Link" text:visited-style-name="Index_20_Link">Eigen Functions of Angular Momentum<text:tab/>9</text:a></text:p>
          <text:p text:style-name="P121"><text:a xlink:type="simple" xlink:href="#__RefHeading___Toc124657_966181473" text:style-name="Index_20_Link" text:visited-style-name="Index_20_Link">The Rigid Rotator<text:tab/>14</text:a></text:p>
          <text:p text:style-name="P121"><text:a xlink:type="simple" xlink:href="#__RefHeading___Toc124659_966181473" text:style-name="Index_20_Link" text:visited-style-name="Index_20_Link">Radial Equation for Central Potentials<text:tab/>15</text:a></text:p>
          <text:p text:style-name="P121"><text:a xlink:type="simple" xlink:href="#__RefHeading___Toc124661_966181473" text:style-name="Index_20_Link" text:visited-style-name="Index_20_Link">The Free Particle<text:tab/>17</text:a></text:p>
        </text:index-body>
      </text:table-of-content>
      <text:p text:style-name="Text_20_body"/>
      <text:p text:style-name="P131"/>
      <text:h text:style-name="P122" text:outline-level="1">Introduction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4"/>
          </table:table-cell>
          <table:table-cell table:style-name="Table8.B1" office:value-type="string">
            <text:p text:style-name="P135">Radial Operators</text:p>
          </table:table-cell>
        </table:table-row>
        <table:table-row table:style-name="Table8.1">
          <table:table-cell table:style-name="Table8.A1" office:value-type="string">
            <text:p text:style-name="P134">1</text:p>
          </table:table-cell>
          <table:table-cell table:style-name="Table8.B1" office:value-type="string">
            <text:p text:style-name="P132">Rz (δθ) = exp (i Lz δθ / h-bar)</text:p>
          </table:table-cell>
        </table:table-row>
        <table:table-row table:style-name="Table8.1">
          <table:table-cell table:style-name="Table8.A1" office:value-type="string">
            <text:p text:style-name="P134">2</text:p>
          </table:table-cell>
          <table:table-cell table:style-name="Table8.B1" office:value-type="string">
            <text:p text:style-name="P132">Rx (δθ) = exp (i Lx δθ / h-bar)</text:p>
          </table:table-cell>
        </table:table-row>
        <table:table-row table:style-name="Table8.1">
          <table:table-cell table:style-name="Table8.A1" office:value-type="string">
            <text:p text:style-name="P134">3</text:p>
          </table:table-cell>
          <table:table-cell table:style-name="Table8.B1" office:value-type="string">
            <text:p text:style-name="P132">Ry (δθ) = exp (i Ly δθ / h-bar)</text:p>
          </table:table-cell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B1" office:value-type="string">
            <text:p text:style-name="P130"/>
          </table:table-cell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B1" office:value-type="string">
            <text:p text:style-name="P135">Hamiltonian Operator</text:p>
          </table:table-cell>
        </table:table-row>
        <table:table-row table:style-name="Table8.1">
          <table:table-cell table:style-name="Table8.A1" office:value-type="string">
            <text:p text:style-name="P134">4</text:p>
          </table:table-cell>
          <table:table-cell table:style-name="Table8.B1" office:value-type="string">
            <text:p text:style-name="P133">H~ <text:span text:style-name="T62">= (p / sqr (2m) )^2 + ( sqr (k/2) x)^2</text:span></text:p>
          </table:table-cell>
        </table:table-row>
        <table:table-row table:style-name="Table8.1">
          <table:table-cell table:style-name="Table8.A1" office:value-type="string">
            <text:p text:style-name="P134"/>
          </table:table-cell>
          <table:table-cell table:style-name="Table8.B1" office:value-type="string">
            <text:p text:style-name="P146"><text:span text:style-name="T63"><text:s/>= </text:span>p~^2 / 2m + 1/2 k x~^2</text:p>
          </table:table-cell>
        </table:table-row>
        <table:table-row table:style-name="Table8.1">
          <table:table-cell table:style-name="Table8.A1" office:value-type="string">
            <text:p text:style-name="P134"/>
          </table:table-cell>
          <table:table-cell table:style-name="Table8.B1" office:value-type="string">
            <text:p text:style-name="P146"/>
          </table:table-cell>
        </table:table-row>
      </table:table>
      <text:h text:style-name="P123" text:outline-level="1"><text:bookmark-start text:name="__RefHeading___Toc124649_966181473"/><text:span text:style-name="T39">A</text:span>ngular <text:span text:style-name="T39">M</text:span>omentum Commutators<text:bookmark-end text:name="__RefHeading___Toc124649_966181473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5">Angular Momentum is the cross product of the radius (r) and momentum (p)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1">L = r × p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6">Angular Operators in terms of Momentum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1">Lx = y pz - z py</text:p>
          </table:table-cell>
        </table:table-row>
        <table:table-row table:style-name="Table1.1">
          <table:table-cell table:style-name="Table1.A1" office:value-type="string">
            <text:p text:style-name="P9">3</text:p>
          </table:table-cell>
          <table:table-cell table:style-name="Table1.B1" office:value-type="string">
            <text:p text:style-name="P8"><text:s/>= -ih { y [d/dx] - x [d/dy] }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4</text:p>
          </table:table-cell>
          <table:table-cell table:style-name="Table1.B1" office:value-type="string">
            <text:p text:style-name="P1">Ly = z px - x pz</text:p>
          </table:table-cell>
        </table:table-row>
        <table:table-row table:style-name="Table1.1">
          <table:table-cell table:style-name="Table1.A1" office:value-type="string">
            <text:p text:style-name="P9">5</text:p>
          </table:table-cell>
          <table:table-cell table:style-name="Table1.B1" office:value-type="string">
            <text:p text:style-name="P8"><text:s/>= -ih { z [d/dx] - x [d/dz] }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6</text:p>
          </table:table-cell>
          <table:table-cell table:style-name="Table1.B1" office:value-type="string">
            <text:p text:style-name="P1">Lz = x py - y px</text:p>
          </table:table-cell>
        </table:table-row>
        <table:table-row table:style-name="Table1.1">
          <table:table-cell table:style-name="Table1.A1" office:value-type="string">
            <text:p text:style-name="P9">7</text:p>
          </table:table-cell>
          <table:table-cell table:style-name="Table1.B1" office:value-type="string">
            <text:p text:style-name="P8"><text:s/>= -ih { x [d/dy] - y [d/dx] }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6">Cylindrical to Cartesian Coordinates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8">x = r <text:span text:style-name="T1">sin θ </text:span>cos ϕ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10">y = r sin θ sin ϕ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10">z = r cos θ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6">Potential Energy (V) in terms of radius (r) only</text:p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10">V (r, θ, ϕ) = V(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"><text:span text:style-name="T70">Do Angular Operators </text:span>Commut<text:span text:style-name="T70">e?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10">[Lz H] = [Lz, 1/2m p^2 + V(r)]</text:p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10"><text:s/>= 1/2m [Lz, p^2] + [Lz, V(r)]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10">[Lz, V(r)] = x [py, V(r)] - y [px, V(r)]</text:p>
          </table:table-cell>
        </table:table-row>
        <table:table-row table:style-name="Table1.1"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20"><text:s/>= - i h-bar {x [d/dy] V - y [d/dx] V}</text:p>
          </table:table-cell>
        </table:table-row>
        <table:table-row table:style-name="Table1.1"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20"><text:s/>= - i h-bar {x [d/dr] V [d/dy] r - y [d/dr] V [d/dx] r}</text:p>
          </table:table-cell>
        </table:table-row>
        <table:table-row table:style-name="Table1.1">
          <table:table-cell table:style-name="Table1.A1" office:value-type="string">
            <text:p text:style-name="P2">17</text:p>
          </table:table-cell>
          <table:table-cell table:style-name="Table1.B1" office:value-type="string">
            <text:p text:style-name="P20"><text:s/>= - i h-bar {x [d/dr] V y / r - y [d/dr] V x / r}</text:p>
          </table:table-cell>
        </table:table-row>
        <table:table-row table:style-name="Table1.1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20"><text:s/>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20">[Lz, p^2] = [ (x py - y px), px^2 + py^2 + pz^2 ]</text:p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20"><text:s/>= [x py, px^2] - [y px, py^2]</text:p>
          </table:table-cell>
        </table:table-row>
        <table:table-row table:style-name="Table1.1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20"><text:s/>= py [x, px^2] - px [y, py^2]</text:p>
          </table:table-cell>
        </table:table-row>
        <table:table-row table:style-name="Table1.1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20"><text:s/>= 2 i h-bar py px - 2 i h-bar px py</text:p>
          </table:table-cell>
        </table:table-row>
        <text:soft-page-break/>
        <table:table-row table:style-name="Table1.1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20"><text:s/>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24</text:p>
          </table:table-cell>
          <table:table-cell table:style-name="Table1.B1" office:value-type="string">
            <text:p text:style-name="P20">[Lz, H] = 0</text:p>
          </table:table-cell>
        </table:table-row>
        <table:table-row table:style-name="Table1.1">
          <table:table-cell table:style-name="Table1.A1" office:value-type="string">
            <text:p text:style-name="P2">25</text:p>
          </table:table-cell>
          <table:table-cell table:style-name="Table1.B1" office:value-type="string">
            <text:p text:style-name="P20">[Lx, H] = 0</text:p>
          </table:table-cell>
        </table:table-row>
        <table:table-row table:style-name="Table1.1">
          <table:table-cell table:style-name="Table1.A1" office:value-type="string">
            <text:p text:style-name="P2">26</text:p>
          </table:table-cell>
          <table:table-cell table:style-name="Table1.B1" office:value-type="string">
            <text:p text:style-name="P20">[Ly, H]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27</text:p>
          </table:table-cell>
          <table:table-cell table:style-name="Table1.B1" office:value-type="string">
            <text:p text:style-name="P20">[Lx, Ly] = [ (y pz - z py), (z px - x pz) ]</text:p>
          </table:table-cell>
        </table:table-row>
        <table:table-row table:style-name="Table1.1">
          <table:table-cell table:style-name="Table1.A1" office:value-type="string">
            <text:p text:style-name="P2">28</text:p>
          </table:table-cell>
          <table:table-cell table:style-name="Table1.B1" office:value-type="string">
            <text:p text:style-name="P20"><text:s/>= [y pz, z px] + [z py, x pz]</text:p>
          </table:table-cell>
        </table:table-row>
        <table:table-row table:style-name="Table1.1">
          <table:table-cell table:style-name="Table1.A1" office:value-type="string">
            <text:p text:style-name="P2">29</text:p>
          </table:table-cell>
          <table:table-cell table:style-name="Table1.B1" office:value-type="string">
            <text:p text:style-name="P20"><text:s/>= y px [pz, z] + <text:s/>x py [z , pz]</text:p>
          </table:table-cell>
        </table:table-row>
        <table:table-row table:style-name="Table1.1">
          <table:table-cell table:style-name="Table1.A1" office:value-type="string">
            <text:p text:style-name="P2">30</text:p>
          </table:table-cell>
          <table:table-cell table:style-name="Table1.B1" office:value-type="string">
            <text:p text:style-name="P20"><text:s/>= i h-bar (-y px + x py)</text:p>
          </table:table-cell>
        </table:table-row>
        <table:table-row table:style-name="Table1.1">
          <table:table-cell table:style-name="Table1.A1" office:value-type="string">
            <text:p text:style-name="P2">31</text:p>
          </table:table-cell>
          <table:table-cell table:style-name="Table1.B1" office:value-type="string">
            <text:p text:style-name="P20"><text:s/>= i h-bar Lz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Angular momentum commutation relations</text:p>
          </table:table-cell>
        </table:table-row>
        <table:table-row table:style-name="Table1.1">
          <table:table-cell table:style-name="Table1.A1" office:value-type="string">
            <text:p text:style-name="P2">32</text:p>
          </table:table-cell>
          <table:table-cell table:style-name="Table1.B1" office:value-type="string">
            <text:p text:style-name="P20">[Lx, Ly] = i h-bar Lz</text:p>
          </table:table-cell>
        </table:table-row>
        <table:table-row table:style-name="Table1.1">
          <table:table-cell table:style-name="Table1.A1" office:value-type="string">
            <text:p text:style-name="P2">33</text:p>
          </table:table-cell>
          <table:table-cell table:style-name="Table1.B1" office:value-type="string">
            <text:p text:style-name="P20">[Ly, Lz] = i h-bar Lx</text:p>
          </table:table-cell>
        </table:table-row>
        <table:table-row table:style-name="Table1.1">
          <table:table-cell table:style-name="Table1.A1" office:value-type="string">
            <text:p text:style-name="P2">34</text:p>
          </table:table-cell>
          <table:table-cell table:style-name="Table1.B1" office:value-type="string">
            <text:p text:style-name="P20">[Lz, Lx] = i h-bar Ly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38">Angular Operator (L) is the Sum of Operators</text:p>
          </table:table-cell>
        </table:table-row>
        <table:table-row table:style-name="Table1.1">
          <table:table-cell table:style-name="Table1.A1" office:value-type="string">
            <text:p text:style-name="P2">35</text:p>
          </table:table-cell>
          <table:table-cell table:style-name="Table1.B1" office:value-type="string">
            <text:p text:style-name="P20">L^2 = Lx^2 + Ly^2 + Lz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>36</text:p>
          </table:table-cell>
          <table:table-cell table:style-name="Table1.B1" office:value-type="string">
            <text:p text:style-name="P21">[Lz, L^2] = [Lz, <text:span text:style-name="T2">Lx^2+ Ly^2 + Lz^2</text:span>]</text:p>
          </table:table-cell>
        </table:table-row>
        <table:table-row table:style-name="Table1.1">
          <table:table-cell table:style-name="Table1.A1" office:value-type="string">
            <text:p text:style-name="P2">37</text:p>
          </table:table-cell>
          <table:table-cell table:style-name="Table1.B1" office:value-type="string">
            <text:p text:style-name="P21"><text:s/>= [Lz, <text:span text:style-name="T2">Lx^2</text:span>] + [Lz, <text:span text:style-name="T2">L</text:span>y<text:span text:style-name="T2">^2</text:span>] + [Lz, <text:span text:style-name="T2">L</text:span>z<text:span text:style-name="T2">^2</text:span>]</text:p>
          </table:table-cell>
        </table:table-row>
        <table:table-row table:style-name="Table1.1">
          <table:table-cell table:style-name="Table1.A1" office:value-type="string">
            <text:p text:style-name="P22">38</text:p>
          </table:table-cell>
          <table:table-cell table:style-name="Table1.B1" office:value-type="string">
            <text:p text:style-name="P21"><text:s/>= [Lz, <text:span text:style-name="T2">Lx^2</text:span>] + [Lz, <text:span text:style-name="T2">L</text:span>y<text:span text:style-name="T2">^2</text:span>] + 0</text:p>
          </table:table-cell>
        </table:table-row>
        <table:table-row table:style-name="Table1.1"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2">39</text:p>
          </table:table-cell>
          <table:table-cell table:style-name="Table1.B1" office:value-type="string">
            <text:p text:style-name="P21">[Lz, <text:span text:style-name="T2">Lx^2</text:span>] = Lz Lx Lx - Lx Lx Lz</text:p>
          </table:table-cell>
        </table:table-row>
        <table:table-row table:style-name="Table1.1">
          <table:table-cell table:style-name="Table1.A1" office:value-type="string">
            <text:p text:style-name="P23">40</text:p>
          </table:table-cell>
          <table:table-cell table:style-name="Table1.B1" office:value-type="string">
            <text:p text:style-name="P21"><text:s/>= ( Lx Lz + [Lz, Lx] ) Lx - Lx Lx Lz</text:p>
          </table:table-cell>
        </table:table-row>
        <table:table-row table:style-name="Table1.1">
          <table:table-cell table:style-name="Table1.A1" office:value-type="string">
            <text:p text:style-name="P23">41</text:p>
          </table:table-cell>
          <table:table-cell table:style-name="Table1.B1" office:value-type="string">
            <text:p text:style-name="P21"><text:s/>= Lx Lz Lx + i h-bar Ly Lx - Lx^2 Lz</text:p>
          </table:table-cell>
        </table:table-row>
        <table:table-row table:style-name="Table1.1">
          <table:table-cell table:style-name="Table1.A1" office:value-type="string">
            <text:p text:style-name="P23">42</text:p>
          </table:table-cell>
          <table:table-cell table:style-name="Table1.B1" office:value-type="string">
            <text:p text:style-name="P21"><text:s/>= Lx (Lx Lz + [Lz, Lx] ) + i h-bar Ly Lx - Lx^2 Lz</text:p>
          </table:table-cell>
        </table:table-row>
        <table:table-row table:style-name="Table1.1">
          <table:table-cell table:style-name="Table1.A1" office:value-type="string">
            <text:p text:style-name="P23">43</text:p>
          </table:table-cell>
          <table:table-cell table:style-name="Table1.B1" office:value-type="string">
            <text:p text:style-name="P21"><text:s/>= i h-bar (Lx Ly + Ly Lx)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3">44</text:p>
          </table:table-cell>
          <table:table-cell table:style-name="Table1.B1" office:value-type="string">
            <text:p text:style-name="P21">[Lz, <text:span text:style-name="T2">L</text:span><text:span text:style-name="T3">y</text:span><text:span text:style-name="T2">^2</text:span>] = Lz L<text:span text:style-name="T3">y</text:span> L<text:span text:style-name="T3">y</text:span> - L<text:span text:style-name="T3">y</text:span> L<text:span text:style-name="T3">y</text:span> Lz</text:p>
          </table:table-cell>
        </table:table-row>
        <table:table-row table:style-name="Table1.1">
          <table:table-cell table:style-name="Table1.A1" office:value-type="string">
            <text:p text:style-name="P23">45</text:p>
          </table:table-cell>
          <table:table-cell table:style-name="Table1.B1" office:value-type="string">
            <text:p text:style-name="P21"><text:s/>= ( L<text:span text:style-name="T3">y</text:span> Lz + [Lz, L<text:span text:style-name="T3">y</text:span>] ) L<text:span text:style-name="T3">y</text:span> - L<text:span text:style-name="T3">y</text:span> L<text:span text:style-name="T3">y</text:span> Lz</text:p>
          </table:table-cell>
        </table:table-row>
        <table:table-row table:style-name="Table1.1">
          <table:table-cell table:style-name="Table1.A1" office:value-type="string">
            <text:p text:style-name="P23">46</text:p>
          </table:table-cell>
          <table:table-cell table:style-name="Table1.B1" office:value-type="string">
            <text:p text:style-name="P21"><text:s/>= L<text:span text:style-name="T3">y</text:span> Lz L<text:span text:style-name="T3">y</text:span> + i h-bar L<text:span text:style-name="T3">x</text:span> L<text:span text:style-name="T3">y</text:span> - L<text:span text:style-name="T3">y</text:span>^2 Lz</text:p>
          </table:table-cell>
        </table:table-row>
        <table:table-row table:style-name="Table1.1">
          <table:table-cell table:style-name="Table1.A1" office:value-type="string">
            <text:p text:style-name="P23">47</text:p>
          </table:table-cell>
          <table:table-cell table:style-name="Table1.B1" office:value-type="string">
            <text:p text:style-name="P21"><text:s/>= Lx (L<text:span text:style-name="T3">y</text:span> Lz + [Lz, Lx] ) <text:span text:style-name="T3">-</text:span> i h-bar Ly Lx - L<text:span text:style-name="T3">y</text:span>^2 Lz</text:p>
          </table:table-cell>
        </table:table-row>
        <table:table-row table:style-name="Table1.1">
          <table:table-cell table:style-name="Table1.A1" office:value-type="string">
            <text:p text:style-name="P23">48</text:p>
          </table:table-cell>
          <table:table-cell table:style-name="Table1.B1" office:value-type="string">
            <text:p text:style-name="P21"><text:s/>= <text:span text:style-name="T3">- </text:span>i h-bar (Lx Ly + Ly Lx)</text:p>
          </table:table-cell>
        </table:table-row>
        <table:table-row table:style-name="Table1.1">
          <table:table-cell table:style-name="Table1.A1" office:value-type="string">
            <text:p text:style-name="P23">49</text:p>
          </table:table-cell>
          <table:table-cell table:style-name="Table1.B1" office:value-type="string">
            <text:p text:style-name="P24"><text:s/>= - [Lz, Lx^2]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47">50</text:p>
          </table:table-cell>
          <table:table-cell table:style-name="Table1.B1" office:value-type="string">
            <text:p text:style-name="P25"><text:span text:style-name="T40">[Lz~, Ly~^2]</text:span><text:span text:style-name="T41"> </text:span><text:span text:style-name="T42">+</text:span> [Lz, Lx^2]<text:span text:style-name="T42"> = 0</text:span>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5<text:span text:style-name="T64">1</text:span></text:p>
          </table:table-cell>
          <table:table-cell table:style-name="Table1.B1" office:value-type="string">
            <text:p text:style-name="P24">[Lx, L^2] = [Ly, L^2] = [Lz, L^2] = 0</text:p>
          </table:table-cell>
        </table:table-row>
        <text:soft-page-break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/>
          </table:table-cell>
        </table:table-row>
      </table:table>
      <text:p text:style-name="P114"/>
      <text:p text:style-name="P114">Figure 1. Rotations do not commute. In the upper diagrams a cylindrical object is rotated first by 90°<text:span text:style-name="T38"> </text:span>around the z-axis, and then by 90° around the y-axis. In the lower diagrams, the order of rotations is reversed.<text:span text:style-name="T38"> </text:span></text:p>
      <text:p text:style-name="P114"/>
      <text:h text:style-name="P122" text:outline-level="1"><text:bookmark-start text:name="__RefHeading___Toc124651_966181473"/>Eigen Values of Angular Momentum<text:bookmark-end text:name="__RefHeading___Toc124651_96618147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1</text:p>
          </table:table-cell>
          <table:table-cell table:style-name="Table2.B1" office:value-type="string">
            <text:p text:style-name="P28">L^2 O [ab] = a^2 h-bar^2 O [ab]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B1" office:value-type="string">
            <text:p text:style-name="P28">Lz O [ab] = b h-bar O [ab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B1" office:value-type="string">
            <text:p text:style-name="P27">&lt; O [ab] | L^2 | O [ab] &gt;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B1" office:value-type="string">
            <text:p text:style-name="P27"><text:s/>= a^2 h-bar^2 &lt; O [ab] | O [ab] &gt; 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B1" office:value-type="string">
            <text:p text:style-name="P26"><text:s/>= a^2 h-bar^2</text:p>
          </table:table-cell>
        </table:table-row>
        <table:table-row table:style-name="Table2.1">
          <table:table-cell table:style-name="Table2.A1" office:value-type="string">
            <text:p text:style-name="P2">6</text:p>
          </table:table-cell>
          <table:table-cell table:style-name="Table2.B1" office:value-type="string">
            <text:p text:style-name="P27"><text:s/>= &lt; O [ab] | Lx^2 | O [ab] &gt;</text:p>
            <text:p text:style-name="P27"><text:s/>+ &lt; O [ab] | Ly^2 | O [ab] &gt;</text:p>
            <text:p text:style-name="P27"><text:s/>+ &lt; O [ab] | Lz^2 | O [ab] &gt;</text:p>
          </table:table-cell>
        </table:table-row>
        <table:table-row table:style-name="Table2.1">
          <table:table-cell table:style-name="Table2.A1" office:value-type="string">
            <text:p text:style-name="P2">7</text:p>
          </table:table-cell>
          <table:table-cell table:style-name="Table2.B1" office:value-type="string">
            <text:p text:style-name="P27"><text:s/>= &lt; <text:span text:style-name="T4">Lx O</text:span> [ab] | Lx<text:span text:style-name="T4"> O</text:span> [ab] &gt;</text:p>
            <text:p text:style-name="P27"><text:s/>+ &lt; <text:span text:style-name="T4">Ly O</text:span> [ab] | Ly O [ab] &gt;</text:p>
            <text:p text:style-name="P26"><text:s/>+ b^2 h-bar^2</text:p>
          </table:table-cell>
        </table:table-row>
        <table:table-row table:style-name="Table2.1">
          <table:table-cell table:style-name="Table2.A1" office:value-type="string">
            <text:p text:style-name="P2">8</text:p>
          </table:table-cell>
          <table:table-cell table:style-name="Table2.B1" office:value-type="string">
            <text:p text:style-name="P27"><text:s/>= <text:span text:style-name="T4">|</text:span> <text:span text:style-name="T4">Lx O</text:span> [ab] |<text:span text:style-name="T4">^2 </text:span><text:s/>+ <text:span text:style-name="T4">|</text:span> <text:span text:style-name="T4">Ly O</text:span> [ab] |<text:span text:style-name="T4">^2 </text:span><text:s/>+ b^2 h-bar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9</text:p>
          </table:table-cell>
          <table:table-cell table:style-name="Table2.B1" office:value-type="string">
            <text:p text:style-name="P29">b = [-a .. a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6">Angular Momentum Raising and Lowering Operators 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0</text:p>
          </table:table-cell>
          <table:table-cell table:style-name="Table2.B1" office:value-type="string">
            <text:p text:style-name="P29">L+ = Lx + i Ly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1</text:p>
          </table:table-cell>
          <table:table-cell table:style-name="Table2.B1" office:value-type="string">
            <text:p text:style-name="P29">L- = Lx - iLy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2</text:p>
          </table:table-cell>
          <table:table-cell table:style-name="Table2.B1" office:value-type="string">
            <text:p text:style-name="P29">L^2 = (Lx^2 + Ly^2) + Lz^2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3</text:p>
          </table:table-cell>
          <table:table-cell table:style-name="Table2.B1" office:value-type="string">
            <text:p text:style-name="P29"><text:s/>= (<text:span text:style-name="T69"> </text:span><text:span text:style-name="T67">L+L- + i[Lx, Ly]</text:span><text:span text:style-name="T68"> </text:span>) + Lz^2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4</text:p>
          </table:table-cell>
          <table:table-cell table:style-name="Table2.B1" office:value-type="string">
            <text:p text:style-name="P29"><text:s/>= L+ L- <text:span text:style-name="T67">- h-bar Lz</text:span> + Lz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5</text:p>
          </table:table-cell>
          <table:table-cell table:style-name="Table2.B1" office:value-type="string">
            <text:p text:style-name="P29">[L+, L-] = -2 i [Lx, Ly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6</text:p>
          </table:table-cell>
          <table:table-cell table:style-name="Table2.B1" office:value-type="string">
            <text:p text:style-name="P29"><text:s/>= 2 h-bar Lz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7</text:p>
          </table:table-cell>
          <table:table-cell table:style-name="Table2.B1" office:value-type="string">
            <text:p text:style-name="P29">L^2 = L+ L- - h-bar Lz + Lz^2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8</text:p>
          </table:table-cell>
          <table:table-cell table:style-name="Table2.B1" office:value-type="string">
            <text:p text:style-name="P29"><text:s/>= L- L+ + [L+, L-] - h-bar Lz + Lz^2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1</text:span>9</text:p>
          </table:table-cell>
          <table:table-cell table:style-name="Table2.B1" office:value-type="string">
            <text:p text:style-name="P29"><text:s/>= L- L+ + h-bar Lz + Lz^2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0</text:p>
          </table:table-cell>
          <table:table-cell table:style-name="Table2.B1" office:value-type="string">
            <text:p text:style-name="P29">[Lz, L+] = [Lz, Lx] + i [Lz, Ly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1</text:p>
          </table:table-cell>
          <table:table-cell table:style-name="Table2.B1" office:value-type="string">
            <text:p text:style-name="P29"><text:s/>= i h-bar Ly + i (-i h-bar Lx)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2</text:p>
          </table:table-cell>
          <table:table-cell table:style-name="Table2.B1" office:value-type="string">
            <text:p text:style-name="P29"><text:s/>= h-bar L+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3</text:p>
          </table:table-cell>
          <table:table-cell table:style-name="Table2.B1" office:value-type="string">
            <text:p text:style-name="P29">[Lz, L-] = - h-bar L-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4</text:p>
          </table:table-cell>
          <table:table-cell table:style-name="Table2.B1" office:value-type="string">
            <text:p text:style-name="P30">[L+, L-] = 2 h-bar Lz</text:p>
          </table:table-cell>
        </table:table-row>
        <text:soft-page-break/>
        <table:table-row table:style-name="Table2.1">
          <table:table-cell table:style-name="Table2.A1" office:value-type="string">
            <text:p text:style-name="P2"><text:span text:style-name="T65">2</text:span>5</text:p>
          </table:table-cell>
          <table:table-cell table:style-name="Table2.B1" office:value-type="string">
            <text:p text:style-name="P30">[Lz, L+/-] = +/- h-bar L+/-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6</text:p>
          </table:table-cell>
          <table:table-cell table:style-name="Table2.B1" office:value-type="string">
            <text:p text:style-name="P30">L^2 = L+ L- + Lz^2 - h-bar Lz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7</text:p>
          </table:table-cell>
          <table:table-cell table:style-name="Table2.B1" office:value-type="string">
            <text:p text:style-name="P30"><text:s/>= L- L+ + Lz^2 + h-bar Lz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8">Angular Momentum Operating (L) on Eigen States (O)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8</text:p>
          </table:table-cell>
          <table:table-cell table:style-name="Table2.B1" office:value-type="string">
            <text:p text:style-name="P32">O2 = L+ O [a<text:span text:style-name="T48">,</text:span><text:span text:style-name="T46"> </text:span>b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2</text:span>9</text:p>
          </table:table-cell>
          <table:table-cell table:style-name="Table2.B1" office:value-type="string">
            <text:p text:style-name="P32">Lz O2 = Lz L+ O [a<text:span text:style-name="T48">,</text:span><text:span text:style-name="T46">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0</text:p>
          </table:table-cell>
          <table:table-cell table:style-name="Table2.B1" office:value-type="string">
            <text:p text:style-name="P32"><text:s/>= (L+ Lz + h-bar L+) O 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1</text:p>
          </table:table-cell>
          <table:table-cell table:style-name="Table2.B1" office:value-type="string">
            <text:p text:style-name="P32"><text:s/>= (h-bar b + h-bar) L+ O<text:span text:style-name="T72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2</text:p>
          </table:table-cell>
          <table:table-cell table:style-name="Table2.B1" office:value-type="string">
            <text:p text:style-name="P155"><text:s/>= h-bar (b + 1) O<text:span text:style-name="T70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3</text:p>
          </table:table-cell>
          <table:table-cell table:style-name="Table2.B1" office:value-type="string">
            <text:p text:style-name="P34">L^2 O2 = L^2 L+ O 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4</text:p>
          </table:table-cell>
          <table:table-cell table:style-name="Table2.B1" office:value-type="string">
            <text:p text:style-name="P31"><text:s/>= L+ L^2 O<text:span text:style-name="T46"> </text:span>[a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5</text:p>
          </table:table-cell>
          <table:table-cell table:style-name="Table2.B1" office:value-type="string">
            <text:p text:style-name="P31"><text:s/>= h-bar^2 a^2 L+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6</text:p>
          </table:table-cell>
          <table:table-cell table:style-name="Table2.B1" office:value-type="string">
            <text:p text:style-name="P155"><text:s/>= h-bar^2 a^2 O<text:span text:style-name="T70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7</text:p>
          </table:table-cell>
          <table:table-cell table:style-name="Table2.B1" office:value-type="string">
            <text:p text:style-name="P33">L+ O<text:span text:style-name="T72"> </text:span>[a, b] = C<text:span text:style-name="T71">+</text:span> [a<text:span text:style-name="T45">, </text:span>b] O<text:span text:style-name="T46"> </text:span>[a, b+1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8</text:p>
          </table:table-cell>
          <table:table-cell table:style-name="Table2.B1" office:value-type="string">
            <text:p text:style-name="P34">O3 = L- O<text:span text:style-name="T46"> </text:span>[a, b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<text:span text:style-name="T65">3</text:span>9</text:p>
          </table:table-cell>
          <table:table-cell table:style-name="Table2.B1" office:value-type="string">
            <text:p text:style-name="P36">Lz <text:span text:style-name="T44">O</text:span>3 = Lz L-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4</text:span>0</text:p>
          </table:table-cell>
          <table:table-cell table:style-name="Table2.B1" office:value-type="string">
            <text:p text:style-name="P35"><text:s/>= (L- Lz - h-bar L-)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2"><text:span text:style-name="T65">4</text:span>1</text:p>
          </table:table-cell>
          <table:table-cell table:style-name="Table2.B1" office:value-type="string">
            <text:p text:style-name="P36"><text:s/>= h-bar (b - 1) <text:span text:style-name="T44">O</text:span>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50">42</text:p>
          </table:table-cell>
          <table:table-cell table:style-name="Table2.B1" office:value-type="string">
            <text:p text:style-name="P36">L<text:span text:style-name="T47">^2</text:span> <text:span text:style-name="T44">O</text:span>3 = L<text:span text:style-name="T47">^2</text:span> L-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150">43</text:p>
          </table:table-cell>
          <table:table-cell table:style-name="Table2.B1" office:value-type="string">
            <text:p text:style-name="P35"><text:s/>= (L- L<text:span text:style-name="T47">^2</text:span>)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150">44</text:p>
          </table:table-cell>
          <table:table-cell table:style-name="Table2.B1" office:value-type="string">
            <text:p text:style-name="P37"><text:s/>= h-bar<text:span text:style-name="T47">^2</text:span> <text:span text:style-name="T47">a^2 L-</text:span> O<text:span text:style-name="T46"> </text:span>[a<text:span text:style-name="T46">, </text:span>b]</text:p>
          </table:table-cell>
        </table:table-row>
        <table:table-row table:style-name="Table2.1">
          <table:table-cell table:style-name="Table2.A1" office:value-type="string">
            <text:p text:style-name="P150">45</text:p>
          </table:table-cell>
          <table:table-cell table:style-name="Table2.B1" office:value-type="string">
            <text:p text:style-name="P37"><text:s/>= h-bar<text:span text:style-name="T47">^2 a^ </text:span><text:span text:style-name="T44">O</text:span>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50">46</text:p>
          </table:table-cell>
          <table:table-cell table:style-name="Table2.B1" office:value-type="string">
            <text:p text:style-name="P35">L- O<text:span text:style-name="T46"> </text:span>[ab] = C<text:span text:style-name="T46"> </text:span>[ab]- O<text:span text:style-name="T46"> </text:span>[a, b-1]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139">Recall .. a bound state must have a floor</text:p>
          </table:table-cell>
        </table:table-row>
        <table:table-row table:style-name="Table2.1">
          <table:table-cell table:style-name="Table2.A1" office:value-type="string">
            <text:p text:style-name="P150">47</text:p>
          </table:table-cell>
          <table:table-cell table:style-name="Table2.B1" office:value-type="string">
            <text:p text:style-name="P36">a<text:span text:style-name="T72">-</text:span> <text:span text:style-name="T44">O</text:span>0 = 0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50">48</text:p>
          </table:table-cell>
          <table:table-cell table:style-name="Table2.B1" office:value-type="string">
            <text:p text:style-name="P35">b = [ -a .. a ]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50">49</text:p>
          </table:table-cell>
          <table:table-cell table:style-name="Table2.B1" office:value-type="string">
            <text:p text:style-name="P35">L+ O<text:span text:style-name="T72"> </text:span>[a, b-max] = 0</text:p>
          </table:table-cell>
        </table:table-row>
        <table:table-row table:style-name="Table2.1">
          <table:table-cell table:style-name="Table2.A1" office:value-type="string">
            <text:p text:style-name="P150">50</text:p>
          </table:table-cell>
          <table:table-cell table:style-name="Table2.B1" office:value-type="string">
            <text:p text:style-name="P35">L- O<text:span text:style-name="T72"> </text:span>[a, b-m<text:span text:style-name="T49">in</text:span>] = 0</text:p>
          </table:table-cell>
        </table:table-row>
        <text:soft-page-break/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50">51</text:p>
          </table:table-cell>
          <table:table-cell table:style-name="Table2.B1" office:value-type="string">
            <text:p text:style-name="P35">O [a, b-max] = (L+)^n O<text:span text:style-name="T72"> </text:span>[a, b-min]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1" office:value-type="string">
            <text:p text:style-name="P150">52</text:p>
          </table:table-cell>
          <table:table-cell table:style-name="Table2.B1" office:value-type="string">
            <text:p text:style-name="P35">b-max = b-min + n</text:p>
          </table:table-cell>
        </table:table-row>
        <table:table-row table:style-name="Table2.1">
          <table:table-cell table:style-name="Table2.A1" office:value-type="string">
            <text:p text:style-name="P150">53</text:p>
          </table:table-cell>
          <table:table-cell table:style-name="Table2.B1" office:value-type="string">
            <text:p text:style-name="P35">n = [0 .. oo] .. integers</text:p>
          </table:table-cell>
        </table:table-row>
        <table:table-row table:style-name="Table2.1">
          <table:table-cell table:style-name="Table2.A1" office:value-type="string">
            <text:p text:style-name="P38"/>
          </table:table-cell>
          <table:table-cell table:style-name="Table2.B1" office:value-type="string">
            <text:p text:style-name="P35"/>
          </table:table-cell>
        </table:table-row>
        <table:table-row table:style-name="Table2.1">
          <table:table-cell table:style-name="Table2.A80" office:value-type="float" office:value="54">
            <text:p text:style-name="P157">54</text:p>
          </table:table-cell>
          <table:table-cell table:style-name="Table2.B1" office:value-type="string">
            <text:p text:style-name="P87">b-max = b-avg + n/2</text:p>
          </table:table-cell>
        </table:table-row>
        <table:table-row table:style-name="Table2.1">
          <table:table-cell table:style-name="Table2.A80" office:value-type="float" office:value="55">
            <text:p text:style-name="P157">55</text:p>
          </table:table-cell>
          <table:table-cell table:style-name="Table2.B1" office:value-type="string">
            <text:p text:style-name="P87">b-min = b-avg - n/2</text:p>
          </table:table-cell>
        </table:table-row>
        <table:table-row table:style-name="Table2.1">
          <table:table-cell table:style-name="Table2.A80" office:value-type="float" office:value="56">
            <text:p text:style-name="P157">56</text:p>
          </table:table-cell>
          <table:table-cell table:style-name="Table2.B1" office:value-type="string">
            <text:p text:style-name="P87">b-avg = 1/2 (b-max + b-min)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 office:value-type="float" office:value="57">
            <text:p text:style-name="P157">57</text:p>
          </table:table-cell>
          <table:table-cell table:style-name="Table2.B1" office:value-type="string">
            <text:p text:style-name="P88">L^2 O [a b-max] = (L- L+ + Lz^2 + h-bar Lz) O [a b-max]</text:p>
          </table:table-cell>
        </table:table-row>
        <table:table-row table:style-name="Table2.1">
          <table:table-cell table:style-name="Table2.A80" office:value-type="float" office:value="58">
            <text:p text:style-name="P157">58</text:p>
          </table:table-cell>
          <table:table-cell table:style-name="Table2.B1" office:value-type="string">
            <text:p text:style-name="P88">h-bar^2 a^2 O [a b-max]</text:p>
            <text:p text:style-name="P88"><text:s text:c="3"/>= h-bar^2 b-max (b-max + 1) O [a b-max] 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88"/>
          </table:table-cell>
        </table:table-row>
        <table:table-row table:style-name="Table2.1">
          <table:table-cell table:style-name="Table2.A80" office:value-type="float" office:value="59">
            <text:p text:style-name="P157">59</text:p>
          </table:table-cell>
          <table:table-cell table:style-name="Table2.B1" office:value-type="string">
            <text:p text:style-name="P88">a^2 = b-max (b-max +1)</text:p>
          </table:table-cell>
        </table:table-row>
        <table:table-row table:style-name="Table2.1">
          <table:table-cell table:style-name="Table2.A80" office:value-type="float" office:value="60">
            <text:p text:style-name="P157">60</text:p>
          </table:table-cell>
          <table:table-cell table:style-name="Table2.B1" office:value-type="string">
            <text:p text:style-name="P90"><text:s/>= (b-avg + 1/2 n) (b-avg + 1/2 n + 1)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 office:value-type="float" office:value="61">
            <text:p text:style-name="P157">61</text:p>
          </table:table-cell>
          <table:table-cell table:style-name="Table2.B1" office:value-type="string">
            <text:p text:style-name="P90">L^2 O<text:span text:style-name="T72"> </text:span>[a b-min] = (L+L- + Lz^2 - h-bar Lz) O [a b-min]</text:p>
          </table:table-cell>
        </table:table-row>
        <table:table-row table:style-name="Table2.1">
          <table:table-cell table:style-name="Table2.A80" office:value-type="float" office:value="62">
            <text:p text:style-name="P157">62</text:p>
          </table:table-cell>
          <table:table-cell table:style-name="Table2.B1" office:value-type="string">
            <text:p text:style-name="P89">h-bar^2 a^2 O [a b-m<text:span text:style-name="T5">in</text:span>]</text:p>
            <text:p text:style-name="P89"><text:s text:c="3"/>= h-bar^2 b-m<text:span text:style-name="T6">in</text:span> (b-m<text:span text:style-name="T6">in</text:span> <text:span text:style-name="T6">-</text:span> 1) O [a b-max] 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 office:value-type="float" office:value="63">
            <text:p text:style-name="P157">63</text:p>
          </table:table-cell>
          <table:table-cell table:style-name="Table2.B1" office:value-type="string">
            <text:p text:style-name="P88">a^2 = b-<text:span text:style-name="T6">min</text:span> (b-m<text:span text:style-name="T6">in</text:span> +1)</text:p>
          </table:table-cell>
        </table:table-row>
        <table:table-row table:style-name="Table2.1">
          <table:table-cell table:style-name="Table2.A80" office:value-type="float" office:value="64">
            <text:p text:style-name="P157">64</text:p>
          </table:table-cell>
          <table:table-cell table:style-name="Table2.B1" office:value-type="string">
            <text:p text:style-name="P90"><text:s/>= (b-avg <text:span text:style-name="T6">-</text:span> 1/2 n) (b-avg <text:span text:style-name="T6">-</text:span> 1/2 n <text:span text:style-name="T6">-</text:span> 1)</text:p>
          </table:table-cell>
        </table:table-row>
        <table:table-row table:style-name="Table2.1">
          <table:table-cell table:style-name="Table2.A80" office:value-type="float" office:value="65">
            <text:p text:style-name="P157">65</text:p>
          </table:table-cell>
          <table:table-cell table:style-name="Table2.B1" office:value-type="string">
            <text:p text:style-name="P90"><text:s/>= (<text:span text:style-name="T6">- </text:span>b-avg + 1/2 n) (<text:span text:style-name="T6">- </text:span>b-avg + 1/2 n + 1)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90"/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160">Show how a^2 is related to the quantum number (n)</text:p>
          </table:table-cell>
        </table:table-row>
        <table:table-row table:style-name="Table2.1">
          <table:table-cell table:style-name="Table2.A80" office:value-type="float" office:value="66">
            <text:p text:style-name="P157">66</text:p>
          </table:table-cell>
          <table:table-cell table:style-name="Table2.B1" office:value-type="string">
            <text:p text:style-name="P91">b-avg = 0</text:p>
          </table:table-cell>
        </table:table-row>
        <table:table-row table:style-name="Table2.1">
          <table:table-cell table:style-name="Table2.A80" office:value-type="float" office:value="67">
            <text:p text:style-name="P157">67</text:p>
          </table:table-cell>
          <table:table-cell table:style-name="Table2.B1" office:value-type="string">
            <text:p text:style-name="P91">b-max = n<text:span text:style-name="T50"> </text:span>/<text:span text:style-name="T50"> </text:span>2</text:p>
          </table:table-cell>
        </table:table-row>
        <table:table-row table:style-name="Table2.1">
          <table:table-cell table:style-name="Table2.A80" office:value-type="float" office:value="68">
            <text:p text:style-name="P157">68</text:p>
          </table:table-cell>
          <table:table-cell table:style-name="Table2.B1" office:value-type="string">
            <text:p text:style-name="P91">b-min = -n / 2</text:p>
          </table:table-cell>
        </table:table-row>
        <table:table-row table:style-name="Table2.1">
          <table:table-cell table:style-name="Table2.A80" office:value-type="float" office:value="69">
            <text:p text:style-name="P157">69</text:p>
          </table:table-cell>
          <table:table-cell table:style-name="Table2.B1" office:value-type="string">
            <text:p text:style-name="P91">a^2 = <text:span text:style-name="T50">(</text:span>n/2<text:span text:style-name="T50">)</text:span> (n/2 + 1)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19">Quantum Numbers</text:p>
          </table:table-cell>
        </table:table-row>
        <table:table-row table:style-name="Table2.1">
          <table:table-cell table:style-name="Table2.A80" office:value-type="float" office:value="70">
            <text:p text:style-name="P157">70</text:p>
          </table:table-cell>
          <table:table-cell table:style-name="Table2.B1" office:value-type="string">
            <text:p text:style-name="P91">l = n/2</text:p>
          </table:table-cell>
        </table:table-row>
        <table:table-row table:style-name="Table2.1">
          <table:table-cell table:style-name="Table2.A80" office:value-type="float" office:value="71">
            <text:p text:style-name="P157">71</text:p>
          </table:table-cell>
          <table:table-cell table:style-name="Table2.B1" office:value-type="string">
            <text:p text:style-name="P91">m = b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13">The eigen<text:span text:style-name="T73"> </text:span>values of angular momentum</text:p>
          </table:table-cell>
        </table:table-row>
        <table:table-row table:style-name="Table2.1">
          <table:table-cell table:style-name="Table2.A80" office:value-type="float" office:value="72">
            <text:p text:style-name="P157">72</text:p>
          </table:table-cell>
          <table:table-cell table:style-name="Table2.B1" office:value-type="string">
            <text:p text:style-name="P91">L^2 O [l m] = l (l + 1) h-bar^2 O [l m]</text:p>
          </table:table-cell>
        </table:table-row>
        <table:table-row table:style-name="Table2.1">
          <table:table-cell table:style-name="Table2.A80" office:value-type="float" office:value="73">
            <text:p text:style-name="P157">73</text:p>
          </table:table-cell>
          <table:table-cell table:style-name="Table2.B1" office:value-type="string">
            <text:p text:style-name="P91">Lz O [l m] = m h-bar O [l m]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P91"/>
          </table:table-cell>
        </table:table-row>
        <text:soft-page-break/>
        <table:table-row table:style-name="Table2.1">
          <table:table-cell table:style-name="Table2.A80" office:value-type="float" office:value="74">
            <text:p text:style-name="P157">74</text:p>
          </table:table-cell>
          <table:table-cell table:style-name="Table2.B1" office:value-type="string">
            <text:p text:style-name="P91">l = 0, 1/2, 1, 3/2, 2, 5/2, 3, ...</text:p>
          </table:table-cell>
        </table:table-row>
        <table:table-row table:style-name="Table2.1">
          <table:table-cell table:style-name="Table2.A80" office:value-type="float" office:value="75">
            <text:p text:style-name="P157">75</text:p>
          </table:table-cell>
          <table:table-cell table:style-name="Table2.B1" office:value-type="string">
            <text:p text:style-name="P91">m = [ -l .. l ]</text:p>
          </table:table-cell>
        </table:table-row>
        <table:table-row table:style-name="Table2.1">
          <table:table-cell table:style-name="Table2.A80">
            <text:p text:style-name="P3"/>
          </table:table-cell>
          <table:table-cell table:style-name="Table2.B1" office:value-type="string">
            <text:p text:style-name="Table_20_Contents"/>
          </table:table-cell>
        </table:table-row>
      </table:table>
      <text:h text:style-name="P124" text:outline-level="1"/>
      <text:h text:style-name="P122" text:outline-level="1"><text:bookmark-start text:name="__RefHeading___Toc124653_966181473"/>Angular Momentum Cones<text:bookmark-end text:name="__RefHeading___Toc124653_966181473"/></text:h>
      <text:p text:style-name="P3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0">1</text:p>
          </table:table-cell>
          <table:table-cell table:style-name="Table3.B1" office:value-type="string">
            <text:p text:style-name="P40">| L | = sqr (l (l + 1)) h-bar</text:p>
          </table:table-cell>
        </table:table-row>
        <table:table-row table:style-name="Table3.1">
          <table:table-cell table:style-name="Table3.A1" office:value-type="string">
            <text:p text:style-name="P150">2</text:p>
          </table:table-cell>
          <table:table-cell table:style-name="Table3.B1" office:value-type="string">
            <text:p text:style-name="P92">l = 0, 1/2, 1, 3/2, 2, 5/2, 3, ...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50">3</text:p>
          </table:table-cell>
          <table:table-cell table:style-name="Table3.B1" office:value-type="string">
            <text:p text:style-name="P40">Lz = m h-bar</text:p>
          </table:table-cell>
        </table:table-row>
        <table:table-row table:style-name="Table3.1">
          <table:table-cell table:style-name="Table3.A1" office:value-type="string">
            <text:p text:style-name="P150">4</text:p>
          </table:table-cell>
          <table:table-cell table:style-name="Table3.B1" office:value-type="string">
            <text:p text:style-name="P92">m = [ -l .. l ]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50">5</text:p>
          </table:table-cell>
          <table:table-cell table:style-name="Table3.B1" office:value-type="string">
            <text:p text:style-name="P40">| S | = sqr (3/4) h-bar</text:p>
          </table:table-cell>
        </table:table-row>
        <table:table-row table:style-name="Table3.1">
          <table:table-cell table:style-name="Table3.A1" office:value-type="string">
            <text:p text:style-name="P150">6</text:p>
          </table:table-cell>
          <table:table-cell table:style-name="Table3.B1" office:value-type="string">
            <text:p text:style-name="P40">| S | = sqr (2) h-bar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50">7</text:p>
          </table:table-cell>
          <table:table-cell table:style-name="Table3.B1" office:value-type="string">
            <text:p text:style-name="P40">l h-bar &lt; sqr (l (l + 1)) h-bar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50">8</text:p>
          </table:table-cell>
          <table:table-cell table:style-name="Table3.B1" office:value-type="string">
            <text:p text:style-name="P117">| L | = l (l + 1) h-bar</text:p>
          </table:table-cell>
        </table:table-row>
        <table:table-row table:style-name="Table3.1">
          <table:table-cell table:style-name="Table3.A1" office:value-type="string">
            <text:p text:style-name="P150">9</text:p>
          </table:table-cell>
          <table:table-cell table:style-name="Table3.B1" office:value-type="string">
            <text:p text:style-name="P117">Lz = m h-bar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50">10</text:p>
          </table:table-cell>
          <table:table-cell table:style-name="Table3.B1" office:value-type="string">
            <text:p text:style-name="P40">&lt;L^2&gt; <text:s/>= &lt;Lx^2&gt; + &lt;Ly^2&gt; + &lt;Lz^2&gt; 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5"/>
          </table:table-cell>
        </table:table-row>
      </table:table>
      <text:p text:style-name="Standard"/>
      <text:p text:style-name="P118"/>
      <text:p text:style-name="P118">Figure 2. Angular momentum cones. A pictorial representation of the fact that, except for l = 0, there is no<text:span text:style-name="T51"> </text:span>physical state with definite values of all three components Lx, Ly, Lz . Each cone is swept out by vectors L with<text:span text:style-name="T51"> </text:span>component Lz = m(h-bar) and length | L |= l (l + 1) (h-bar) .</text:p>
      <text:p text:style-name="P41"/>
      <text:h text:style-name="P122" text:outline-level="1"><text:bookmark-start text:name="__RefHeading___Toc124655_966181473"/>Eigen Functions of Angular Momentum<text:bookmark-end text:name="__RefHeading___Toc124655_966181473"/></text:h>
      <text:p text:style-name="P4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0"/>
          </table:table-cell>
          <table:table-cell table:style-name="Table4.B1" office:value-type="string">
            <text:p text:style-name="P140">A bound objects Ground State</text:p>
          </table:table-cell>
        </table:table-row>
        <table:table-row table:style-name="Table4.1">
          <table:table-cell table:style-name="Table4.A1" office:value-type="string">
            <text:p text:style-name="P150">1</text:p>
          </table:table-cell>
          <table:table-cell table:style-name="Table4.B1" office:value-type="string">
            <text:p text:style-name="P44">a<text:span text:style-name="T73">-</text:span> <text:span text:style-name="T8">O</text:span>0 (x) = 0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2</text:p>
          </table:table-cell>
          <table:table-cell table:style-name="Table4.B1" office:value-type="string">
            <text:p text:style-name="P44">L+ <text:span text:style-name="T8">O</text:span>2 (x, y, z) = 0</text:p>
          </table:table-cell>
        </table:table-row>
        <table:table-row table:style-name="Table4.1">
          <table:table-cell table:style-name="Table4.A1" office:value-type="string">
            <text:p text:style-name="P150">3</text:p>
          </table:table-cell>
          <table:table-cell table:style-name="Table4.B1" office:value-type="string">
            <text:p text:style-name="P44">Lz <text:span text:style-name="T8">O</text:span>2 (x, y, z) = l h-bar <text:span text:style-name="T43">O</text:span>2 (x, y, z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37">Cylindrical to Cartesian Coordinates</text:p>
          </table:table-cell>
        </table:table-row>
        <table:table-row table:style-name="Table4.1">
          <table:table-cell table:style-name="Table4.A1" office:value-type="string">
            <text:p text:style-name="P150">4</text:p>
          </table:table-cell>
          <table:table-cell table:style-name="Table4.B1" office:value-type="string">
            <text:p text:style-name="P8">x = r <text:span text:style-name="T1">sin θ </text:span>cos ϕ</text:p>
          </table:table-cell>
        </table:table-row>
        <table:table-row table:style-name="Table4.1">
          <table:table-cell table:style-name="Table4.A1" office:value-type="string">
            <text:p text:style-name="P150">5</text:p>
          </table:table-cell>
          <table:table-cell table:style-name="Table4.B1" office:value-type="string">
            <text:p text:style-name="P10">y = r sin θ sin ϕ</text:p>
          </table:table-cell>
        </table:table-row>
        <table:table-row table:style-name="Table4.1">
          <table:table-cell table:style-name="Table4.A1" office:value-type="string">
            <text:p text:style-name="P150">6</text:p>
          </table:table-cell>
          <table:table-cell table:style-name="Table4.B1" office:value-type="string">
            <text:p text:style-name="P10">z = r cos θ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14"><text:span text:style-name="T56">A</text:span>ngular <text:span text:style-name="T56">M</text:span>omentum<text:span text:style-name="T56"> O</text:span>perators</text:p>
          </table:table-cell>
        </table:table-row>
        <table:table-row table:style-name="Table4.1">
          <table:table-cell table:style-name="Table4.A1" office:value-type="string">
            <text:p text:style-name="P150">7</text:p>
          </table:table-cell>
          <table:table-cell table:style-name="Table4.B1" office:value-type="string">
            <text:p text:style-name="P43">Lx = i h-bar ( sin ϕ [d/dθ] + cos θ cos ϕ [d/dϕ] ) </text:p>
          </table:table-cell>
        </table:table-row>
        <table:table-row table:style-name="Table4.1">
          <table:table-cell table:style-name="Table4.A1" office:value-type="string">
            <text:p text:style-name="P150">8</text:p>
          </table:table-cell>
          <table:table-cell table:style-name="Table4.B1" office:value-type="string">
            <text:p text:style-name="P43">Ly = i h-bar ( -cos ϕ [d/dθ] + cos θ cos ϕ [d/dϕ] )</text:p>
          </table:table-cell>
        </table:table-row>
        <table:table-row table:style-name="Table4.1">
          <table:table-cell table:style-name="Table4.A1" office:value-type="string">
            <text:p text:style-name="P150">9</text:p>
          </table:table-cell>
          <table:table-cell table:style-name="Table4.B1" office:value-type="string">
            <text:p text:style-name="P43">Lz = -i h-bar</text:p>
          </table:table-cell>
        </table:table-row>
        <table:table-row table:style-name="Table4.1">
          <table:table-cell table:style-name="Table4.A1" office:value-type="string">
            <text:p text:style-name="P150">10</text:p>
          </table:table-cell>
          <table:table-cell table:style-name="Table4.B1" office:value-type="string">
            <text:p text:style-name="P43">L^2 = - h-bar^2 ( 1/sin θ [d/dθ] sin <text:s/>θ [d/dθ] + 1/sin θ [d/dϕ]^2 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11</text:p>
          </table:table-cell>
          <table:table-cell table:style-name="Table4.B1" office:value-type="string">
            <text:p text:style-name="P48">O [lm] (x, y, z) = f (r) Y[lm] (θ, ϕ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12</text:p>
          </table:table-cell>
          <table:table-cell table:style-name="Table4.B1" office:value-type="string">
            <text:p text:style-name="P46">L^2 Y[lm] (θ, ϕ) = l(l + 1) h-bar^2 Y[lm] (θ, ϕ) </text:p>
          </table:table-cell>
        </table:table-row>
        <table:table-row table:style-name="Table4.1">
          <table:table-cell table:style-name="Table4.A1" office:value-type="string">
            <text:p text:style-name="P150">13</text:p>
          </table:table-cell>
          <table:table-cell table:style-name="Table4.B1" office:value-type="string">
            <text:p text:style-name="P46">Lz Y[lm] (θ, ϕ) = m h-bar Y[lm] (θ, ϕ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14</text:p>
          </table:table-cell>
          <table:table-cell table:style-name="Table4.B1" office:value-type="string">
            <text:p text:style-name="P47">1 = Integrate <text:s/>O* <text:s/>O dV </text:p>
          </table:table-cell>
        </table:table-row>
        <table:table-row table:style-name="Table4.1">
          <table:table-cell table:style-name="Table4.A1" office:value-type="string">
            <text:p text:style-name="P150">15</text:p>
          </table:table-cell>
          <table:table-cell table:style-name="Table4.B1" office:value-type="string">
            <text:p text:style-name="P47"><text:s/>= Integrate <text:s/>O (x, y, z)* <text:s/>O (x, y, z) dx dy dz</text:p>
          </table:table-cell>
        </table:table-row>
        <table:table-row table:style-name="Table4.1">
          <table:table-cell table:style-name="Table4.A1" office:value-type="string">
            <text:p text:style-name="P150">16</text:p>
          </table:table-cell>
          <table:table-cell table:style-name="Table4.B1" office:value-type="string">
            <text:p text:style-name="P46"><text:s/>= Integrate [r<text:span text:style-name="T9"> = 0 .. oo</text:span>] r^2 dr</text:p>
            <text:p text:style-name="P46"><text:s text:c="4"/>Integrate [θ<text:span text:style-name="T9"> = 0 .. PI</text:span>] sin θ d θ</text:p>
            <text:p text:style-name="P47"><text:s text:c="4"/>Integrate [O<text:span text:style-name="T9"> = 0 .. 2 PI</text:span>] f*(r) f(r)<text:span text:style-name="T9"> Y[lm] (</text:span>θ<text:span text:style-name="T9">, </text:span>ϕ<text:span text:style-name="T9">)* Y[lm] (</text:span>θ<text:span text:style-name="T9">, </text:span>ϕ<text:span text:style-name="T9">) d</text:span>ϕ<text:span text:style-name="T9"> </text:span><text:s/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150">17</text:p>
          </table:table-cell>
          <table:table-cell table:style-name="Table4.B1" office:value-type="string">
            <text:p text:style-name="P52"><text:span text:style-name="T8">Integrate [θ</text:span> = 0 .. PI<text:span text:style-name="T8">] sin θ d θ</text:span></text:p>
            <text:p text:style-name="P47"><text:s text:c="4"/>Integrate [ϕ<text:span text:style-name="T9"> = 0 .. 2 PI</text:span>] <text:span text:style-name="T9">Y[lm] (</text:span>θ<text:span text:style-name="T9">, </text:span>ϕ<text:span text:style-name="T9">)* Y[lm] (</text:span>θ<text:span text:style-name="T9">, </text:span>ϕ<text:span text:style-name="T9">) d</text:span>ϕ<text:span text:style-name="T9"> 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18</text:p>
          </table:table-cell>
          <table:table-cell table:style-name="Table4.B1" office:value-type="string">
            <text:p text:style-name="P52">L+ = Lx + i Ly</text:p>
          </table:table-cell>
        </table:table-row>
        <table:table-row table:style-name="Table4.1">
          <table:table-cell table:style-name="Table4.A1" office:value-type="string">
            <text:p text:style-name="P150">19</text:p>
          </table:table-cell>
          <table:table-cell table:style-name="Table4.B1" office:value-type="string">
            <text:p text:style-name="P52"><text:s/>= h-bar exp (i <text:s/><text:span text:style-name="T8">ϕ</text:span>) ( <text:span text:style-name="T7">[d/dθ] </text:span>+ i<text:span text:style-name="T7"> co</text:span>t<text:span text:style-name="T7"> θ [d/dϕ]</text:span> 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20</text:p>
          </table:table-cell>
          <table:table-cell table:style-name="Table4.B1" office:value-type="string">
            <text:p text:style-name="P52">L- = Lx - i Ly</text:p>
          </table:table-cell>
        </table:table-row>
        <table:table-row table:style-name="Table4.1">
          <table:table-cell table:style-name="Table4.A1" office:value-type="string">
            <text:p text:style-name="P150">21</text:p>
          </table:table-cell>
          <table:table-cell table:style-name="Table4.B1" office:value-type="string">
            <text:p text:style-name="P52"><text:s/>= - h-bar exp (-i <text:s/><text:span text:style-name="T8">ϕ</text:span>) ( <text:span text:style-name="T7">[d/dθ] </text:span>- i<text:span text:style-name="T7"> co</text:span>t<text:span text:style-name="T7"> θ [d/dϕ]</text:span> )</text:p>
          </table:table-cell>
        </table:table-row>
        <text:soft-page-break/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22</text:p>
          </table:table-cell>
          <table:table-cell table:style-name="Table4.B1" office:value-type="string">
            <text:p text:style-name="P52">L+ Y [l l] = 0</text:p>
          </table:table-cell>
        </table:table-row>
        <table:table-row table:style-name="Table4.1">
          <table:table-cell table:style-name="Table4.A1" office:value-type="string">
            <text:p text:style-name="P150">23</text:p>
          </table:table-cell>
          <table:table-cell table:style-name="Table4.B1" office:value-type="string">
            <text:p text:style-name="P52">Lz Y [l l] = l h-bar Y [lm]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24</text:p>
          </table:table-cell>
          <table:table-cell table:style-name="Table4.B1" office:value-type="string">
            <text:p text:style-name="P47">Y[lm] (θ, ϕ)<text:span text:style-name="T9"> = A </text:span>(θ<text:span text:style-name="T9">) B (</text:span>ϕ)<text:span text:style-name="T9"> 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150">25</text:p>
          </table:table-cell>
          <table:table-cell table:style-name="Table4.B1" office:value-type="string">
            <text:p text:style-name="P55">-i h-bar [d/d<text:span text:style-name="T8">ϕ</text:span>] <text:span text:style-name="T73">B </text:span>= m h-har B</text:p>
          </table:table-cell>
        </table:table-row>
        <table:table-row table:style-name="Table4.1">
          <table:table-cell table:style-name="Table4.A1" office:value-type="string">
            <text:p text:style-name="P54"/>
          </table:table-cell>
          <table:table-cell table:style-name="Table4.B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150">26</text:p>
          </table:table-cell>
          <table:table-cell table:style-name="Table4.B1" office:value-type="string">
            <text:p text:style-name="P49"><text:span text:style-name="T9">B (</text:span>ϕ)<text:span text:style-name="T9"> </text:span><text:span text:style-name="T10">= exp (i m </text:span>ϕ<text:span text:style-name="T10">)</text:span><text:span text:style-name="T11"> 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150">27</text:p>
          </table:table-cell>
          <table:table-cell table:style-name="Table4.B1" office:value-type="string">
            <text:p text:style-name="P50">Y[lm] (θ, ϕ<text:span text:style-name="T11"> + 2 PI</text:span>)<text:span text:style-name="T9"> = </text:span>Y[lm] (θ, ϕ)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150">28</text:p>
          </table:table-cell>
          <table:table-cell table:style-name="Table4.B1" office:value-type="string">
            <text:p text:style-name="P56">l = [0 .. oo]</text:p>
          </table:table-cell>
        </table:table-row>
        <table:table-row table:style-name="Table4.1">
          <table:table-cell table:style-name="Table4.A1" office:value-type="string">
            <text:p text:style-name="P150">29</text:p>
          </table:table-cell>
          <table:table-cell table:style-name="Table4.B1" office:value-type="string">
            <text:p text:style-name="P93">m = [ -l .. l ]</text:p>
          </table:table-cell>
        </table:table-row>
        <table:table-row table:style-name="Table4.1">
          <table:table-cell table:style-name="Table4.A1" office:value-type="string">
            <text:p text:style-name="P150">30</text:p>
          </table:table-cell>
          <table:table-cell table:style-name="Table4.B1" office:value-type="string">
            <text:p text:style-name="P119">m = [ -l .. l ], in increments of 1/2 integers, sometimes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50">31</text:p>
          </table:table-cell>
          <table:table-cell table:style-name="Table4.B1" office:value-type="string">
            <text:p text:style-name="P50">Y[lm] (θ, ϕ)<text:span text:style-name="T9"> = A </text:span>(θ<text:span text:style-name="T9">) B (</text:span>ϕ)<text:span text:style-name="T9"> </text:span></text:p>
          </table:table-cell>
        </table:table-row>
        <table:table-row table:style-name="Table4.1">
          <table:table-cell table:style-name="Table4.A1" office:value-type="string">
            <text:p text:style-name="P150">32</text:p>
          </table:table-cell>
          <table:table-cell table:style-name="Table4.B1" office:value-type="string">
            <text:p text:style-name="P56"><text:s/><text:span text:style-name="T9">= A </text:span><text:span text:style-name="T8">(θ</text:span><text:span text:style-name="T9">) </text:span><text:span text:style-name="T10">exp (i m </text:span><text:span text:style-name="T8">ϕ</text:span><text:span text:style-name="T10">)</text:span> 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B1" office:value-type="string">
            <text:p text:style-name="P56"/>
          </table:table-cell>
        </table:table-row>
        <table:table-row table:style-name="Table4.1">
          <table:table-cell table:style-name="Table4.A1" office:value-type="string">
            <text:p text:style-name="P150">33</text:p>
          </table:table-cell>
          <table:table-cell table:style-name="Table4.B1" office:value-type="string">
            <text:p text:style-name="P50">Y[l<text:span text:style-name="T11"> l</text:span>] (θ, ϕ)<text:span text:style-name="T9"> = A </text:span>(θ<text:span text:style-name="T9">)</text:span><text:span text:style-name="T11"> </text:span><text:span text:style-name="T10">exp (i </text:span><text:span text:style-name="T11">l</text:span><text:span text:style-name="T10"> </text:span>ϕ<text:span text:style-name="T10">)</text:span><text:span text:style-name="T11"> </text:span></text:p>
          </table:table-cell>
        </table:table-row>
        <table:table-row table:style-name="Table4.1">
          <table:table-cell table:style-name="Table4.A1" office:value-type="string">
            <text:p text:style-name="P57"/>
          </table:table-cell>
          <table:table-cell table:style-name="Table4.B1" office:value-type="string">
            <text:p text:style-name="P50"/>
          </table:table-cell>
        </table:table-row>
        <table:table-row table:style-name="Table4.1">
          <table:table-cell table:style-name="Table4.A55" office:value-type="float" office:value="34">
            <text:p text:style-name="P157">34</text:p>
          </table:table-cell>
          <table:table-cell table:style-name="Table4.B1" office:value-type="string">
            <text:p text:style-name="P94">L+ Y [l l] = 0</text:p>
          </table:table-cell>
        </table:table-row>
        <table:table-row table:style-name="Table4.1">
          <table:table-cell table:style-name="Table4.A55" office:value-type="float" office:value="35">
            <text:p text:style-name="P157">35</text:p>
          </table:table-cell>
          <table:table-cell table:style-name="Table4.B1" office:value-type="string">
            <text:p text:style-name="P94"><text:s/>= h-bar exp (<text:span text:style-name="T10">i </text:span><text:span text:style-name="T8">ϕ</text:span>) ( <text:span text:style-name="T7">[d/dθ] </text:span>+<text:span text:style-name="T9"> i</text:span><text:span text:style-name="T7"> co</text:span><text:span text:style-name="T9">t</text:span><text:span text:style-name="T7"> θ [d/dϕ]</text:span> ) <text:span text:style-name="T9">A </text:span><text:span text:style-name="T8">(θ</text:span><text:span text:style-name="T9">)</text:span><text:span text:style-name="T11"> </text:span><text:span text:style-name="T10">exp (i </text:span><text:span text:style-name="T11">l</text:span><text:span text:style-name="T10"> </text:span><text:span text:style-name="T8">ϕ</text:span><text:span text:style-name="T10">)</text:span><text:span text:style-name="T11"> </text:span></text:p>
          </table:table-cell>
        </table:table-row>
        <table:table-row table:style-name="Table4.1">
          <table:table-cell table:style-name="Table4.A55" office:value-type="float" office:value="36">
            <text:p text:style-name="P157">36</text:p>
          </table:table-cell>
          <table:table-cell table:style-name="Table4.B1" office:value-type="string">
            <text:p text:style-name="P94"><text:s/>= h-bar exp (<text:span text:style-name="T10">i </text:span><text:span text:style-name="T8">ϕ</text:span>) <text:span text:style-name="T11"><text:s/></text:span><text:span text:style-name="T10">exp (i </text:span><text:span text:style-name="T11">l</text:span><text:span text:style-name="T10"> </text:span><text:span text:style-name="T8">ϕ</text:span><text:span text:style-name="T10">)</text:span> ( <text:span text:style-name="T7">[d/dθ] </text:span>+<text:span text:style-name="T9"> i</text:span><text:span text:style-name="T7"> co</text:span><text:span text:style-name="T9">t</text:span><text:span text:style-name="T7"> θ [d/dϕ]</text:span> ) <text:span text:style-name="T9">A </text:span><text:span text:style-name="T8">(θ</text:span><text:span text:style-name="T9">)</text:span><text:span text:style-name="T11"> </text:span></text:p>
          </table:table-cell>
        </table:table-row>
        <table:table-row table:style-name="Table4.1">
          <table:table-cell table:style-name="Table4.A55" office:value-type="float" office:value="37">
            <text:p text:style-name="P157">37</text:p>
          </table:table-cell>
          <table:table-cell table:style-name="Table4.B1" office:value-type="string">
            <text:p text:style-name="P94"><text:s/>= h-bar exp ( (<text:span text:style-name="T10">i </text:span><text:span text:style-name="T8">ϕ</text:span>) + <text:span text:style-name="T10">(i </text:span><text:span text:style-name="T11">l</text:span><text:span text:style-name="T10"> </text:span><text:span text:style-name="T8">ϕ</text:span><text:span text:style-name="T10">)</text:span> ) ( <text:span text:style-name="T7">[d/dθ] </text:span>+<text:span text:style-name="T9"> i</text:span><text:span text:style-name="T7"> co</text:span><text:span text:style-name="T9">t</text:span><text:span text:style-name="T7"> θ [d/dϕ]</text:span> ) <text:span text:style-name="T9">A </text:span><text:span text:style-name="T8">(θ</text:span><text:span text:style-name="T9">)</text:span><text:span text:style-name="T11"> </text:span></text:p>
          </table:table-cell>
        </table:table-row>
        <table:table-row table:style-name="Table4.1">
          <table:table-cell table:style-name="Table4.A55" office:value-type="float" office:value="38">
            <text:p text:style-name="P157">38</text:p>
          </table:table-cell>
          <table:table-cell table:style-name="Table4.B1" office:value-type="string">
            <text:p text:style-name="P94"><text:s/>= h-bar exp (i (l + 1) <text:s/><text:span text:style-name="T8">ϕ</text:span>) ( <text:span text:style-name="T7">[d/dθ] </text:span>+<text:span text:style-name="T9"> i</text:span><text:span text:style-name="T7"> co</text:span><text:span text:style-name="T9">t</text:span><text:span text:style-name="T7"> θ [d/dϕ]</text:span> ) <text:span text:style-name="T9">A </text:span><text:span text:style-name="T8">(θ</text:span><text:span text:style-name="T9">)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39">
            <text:p text:style-name="P157">39</text:p>
          </table:table-cell>
          <table:table-cell table:style-name="Table4.B1" office:value-type="string">
            <text:p text:style-name="P94">[d/d<text:span text:style-name="T7">θ</text:span>] <text:span text:style-name="T9">A </text:span><text:span text:style-name="T8">(θ</text:span><text:span text:style-name="T9">)</text:span> = l cot <text:span text:style-name="T8">θ</text:span> <text:span text:style-name="T9">A </text:span><text:span text:style-name="T8">(θ</text:span><text:span text:style-name="T9">)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P94"/>
          </table:table-cell>
        </table:table-row>
        <table:table-row table:style-name="Table4.1">
          <table:table-cell table:style-name="Table4.A55" office:value-type="float" office:value="40">
            <text:p text:style-name="P157">40</text:p>
          </table:table-cell>
          <table:table-cell table:style-name="Table4.B1" office:value-type="string">
            <text:p text:style-name="P94"><text:span text:style-name="T9">A </text:span><text:span text:style-name="T8">(θ</text:span><text:span text:style-name="T9">)</text:span> = const sin^l <text:s/><text:span text:style-name="T8">θ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41">
            <text:p text:style-name="P157">41</text:p>
          </table:table-cell>
          <table:table-cell table:style-name="Table4.B1" office:value-type="string">
            <text:p text:style-name="P94">Y [l l ] <text:span text:style-name="T8">(θ, ϕ)</text:span> = N sin^l <text:span text:style-name="T8">θ </text:span><text:s/>exp (i l <text:span text:style-name="T8">ϕ</text:span>)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42">
            <text:p text:style-name="P157">42</text:p>
          </table:table-cell>
          <table:table-cell table:style-name="Table4.B1" office:value-type="string">
            <text:p text:style-name="P94">Integrate [ <text:span text:style-name="T8">θ</text:span> = 0 .. PI] sin <text:span text:style-name="T8">θ</text:span> d<text:span text:style-name="T8">θ</text:span> </text:p>
            <text:p text:style-name="P94">Integrate [ <text:span text:style-name="T8">ϕ</text:span> = 0 .. 2 PI] Y[l l]* Y [l l] d<text:span text:style-name="T8">ϕ</text:span> = 1</text:p>
          </table:table-cell>
        </table:table-row>
        <table:table-row table:style-name="Table4.1">
          <table:table-cell table:style-name="Table4.A55">
            <text:p text:style-name="P157"/>
          </table:table-cell>
          <table:table-cell table:style-name="Table4.B1" office:value-type="string">
            <text:p text:style-name="P94"/>
          </table:table-cell>
        </table:table-row>
        <table:table-row table:style-name="Table4.1">
          <table:table-cell table:style-name="Table4.A55" office:value-type="float" office:value="43">
            <text:p text:style-name="P157">43</text:p>
          </table:table-cell>
          <table:table-cell table:style-name="Table4.B1" office:value-type="string">
            <text:p text:style-name="P94"><text:s/>= 2 PI N^2 Integrate [<text:span text:style-name="T8">θ</text:span>] sin^(2l + 1) <text:span text:style-name="T8">θ</text:span> d<text:span text:style-name="T8">θ</text:span> 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44">
            <text:p text:style-name="P157">44</text:p>
          </table:table-cell>
          <table:table-cell table:style-name="Table4.B1" office:value-type="string">
            <text:p text:style-name="P97"><text:s/>= <text:span text:style-name="T73">2</text:span> PI^(3/2) l! N^2 / T(l + 3/2)</text:p>
          </table:table-cell>
        </table:table-row>
        <text:soft-page-break/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4.1">
          <table:table-cell table:style-name="Table4.A55" office:value-type="float" office:value="45">
            <text:p text:style-name="P157">45</text:p>
          </table:table-cell>
          <table:table-cell table:style-name="Table4.B1" office:value-type="string">
            <text:p text:style-name="P98">T (x + 1) = <text:span text:style-name="T52">x!</text:span></text:p>
          </table:table-cell>
        </table:table-row>
        <table:table-row table:style-name="Table4.1">
          <table:table-cell table:style-name="Table4.A55" office:value-type="float" office:value="46">
            <text:p text:style-name="P157">46</text:p>
          </table:table-cell>
          <table:table-cell table:style-name="Table4.B1" office:value-type="string">
            <text:p text:style-name="P97">T (x + 1) = x T(x)</text:p>
          </table:table-cell>
        </table:table-row>
        <table:table-row table:style-name="Table4.1">
          <table:table-cell table:style-name="Table4.A55" office:value-type="float" office:value="47">
            <text:p text:style-name="P157">47</text:p>
          </table:table-cell>
          <table:table-cell table:style-name="Table4.B1" office:value-type="string">
            <text:p text:style-name="P97">T (1/2) = sqr (PI)</text:p>
          </table:table-cell>
        </table:table-row>
        <table:table-row table:style-name="Table4.1">
          <table:table-cell table:style-name="Table4.A55">
            <text:p text:style-name="P157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48">
            <text:p text:style-name="P157">48</text:p>
          </table:table-cell>
          <table:table-cell table:style-name="Table4.B1" office:value-type="string">
            <text:p text:style-name="P95">Y [l l]<text:span text:style-name="T13"> </text:span><text:span text:style-name="T8">(θ, ϕ)</text:span><text:span text:style-name="T13"> = (-1)^l </text:span><text:span text:style-name="T17">sqr </text:span><text:span text:style-name="T13">(T (l + 3/2) / (2 PI^(3/2) l!)</text:span><text:span text:style-name="T17"> )</text:span><text:span text:style-name="T13"> </text:span></text:p>
            <text:p text:style-name="P95"><text:span text:style-name="T13"><text:s text:c="6"/>sin^l </text:span><text:span text:style-name="T8">θ</text:span><text:span text:style-name="T13"> exp (i l </text:span><text:span text:style-name="T8">ϕ</text:span><text:span text:style-name="T13">)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49">
            <text:p text:style-name="P157">49</text:p>
          </table:table-cell>
          <table:table-cell table:style-name="Table4.B1" office:value-type="string">
            <text:p text:style-name="P99">L- Y [l m] <text:span text:style-name="T8">(θ, ϕ)</text:span><text:span text:style-name="T13"> = </text:span>C [l m]- Y [l, m-1] <text:span text:style-name="T8">(θ, ϕ)</text:span><text:span text:style-name="T13"> </text:span></text:p>
          </table:table-cell>
        </table:table-row>
        <table:table-row table:style-name="Table4.1">
          <table:table-cell table:style-name="Table4.A55" office:value-type="float" office:value="50">
            <text:p text:style-name="P157">50</text:p>
          </table:table-cell>
          <table:table-cell table:style-name="Table4.B1" office:value-type="string">
            <text:p text:style-name="P99">L+ Y [l m] <text:span text:style-name="T8">(θ, ϕ)</text:span><text:span text:style-name="T13"> = </text:span>C [l m]+Y [l, m+1] <text:span text:style-name="T8">(θ, ϕ)</text:span><text:span text:style-name="T13"> 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51">
            <text:p text:style-name="P157">51</text:p>
          </table:table-cell>
          <table:table-cell table:style-name="Table4.B1" office:value-type="string">
            <text:p text:style-name="P99">L- L+ = L^2 - Lz^2 - h-bar Lz</text:p>
          </table:table-cell>
        </table:table-row>
        <table:table-row table:style-name="Table4.1">
          <table:table-cell table:style-name="Table4.A55" office:value-type="float" office:value="52">
            <text:p text:style-name="P157">52</text:p>
          </table:table-cell>
          <table:table-cell table:style-name="Table4.B1" office:value-type="string">
            <text:p text:style-name="P99">L+ L- = L^2 - Lz^2 + h-bar Lz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53">
            <text:p text:style-name="P157">53</text:p>
          </table:table-cell>
          <table:table-cell table:style-name="Table4.B1" office:value-type="string">
            <text:p text:style-name="P99">&lt; O [l m] | L- L+ | O [l m] &gt;</text:p>
          </table:table-cell>
        </table:table-row>
        <table:table-row table:style-name="Table4.1">
          <table:table-cell table:style-name="Table4.A55" office:value-type="float" office:value="54">
            <text:p text:style-name="P157">54</text:p>
          </table:table-cell>
          <table:table-cell table:style-name="Table4.B1" office:value-type="string">
            <text:p text:style-name="P99"><text:s/>= &lt; L+ O [l m] | <text:s/>L+ <text:s/>O [l m] &gt;</text:p>
          </table:table-cell>
        </table:table-row>
        <table:table-row table:style-name="Table4.1">
          <table:table-cell table:style-name="Table4.A55" office:value-type="float" office:value="55">
            <text:p text:style-name="P157">55</text:p>
          </table:table-cell>
          <table:table-cell table:style-name="Table4.B1" office:value-type="string">
            <text:p text:style-name="P99"><text:s/>= (C [l m]+)* (C [l m]<text:span text:style-name="T15">+</text:span>) </text:p>
          </table:table-cell>
        </table:table-row>
        <table:table-row table:style-name="Table4.1">
          <table:table-cell table:style-name="Table4.A55" office:value-type="float" office:value="56">
            <text:p text:style-name="P157">56</text:p>
          </table:table-cell>
          <table:table-cell table:style-name="Table4.B1" office:value-type="string">
            <text:p text:style-name="P99"><text:s/>= &lt; O [l m] | L^2 - Lz^2 - h-bar Lz | O [l m] &gt;</text:p>
          </table:table-cell>
        </table:table-row>
        <table:table-row table:style-name="Table4.1">
          <table:table-cell table:style-name="Table4.A55" office:value-type="float" office:value="57">
            <text:p text:style-name="P157">57</text:p>
          </table:table-cell>
          <table:table-cell table:style-name="Table4.B1" office:value-type="string">
            <text:p text:style-name="P99"><text:s/>= h-bar^2 (l - m) (l + m + 1) &lt; O [l m] | O [l m] &gt;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P99"/>
          </table:table-cell>
        </table:table-row>
        <table:table-row table:style-name="Table4.1">
          <table:table-cell table:style-name="Table4.A55" office:value-type="float" office:value="58">
            <text:p text:style-name="P157">58</text:p>
          </table:table-cell>
          <table:table-cell table:style-name="Table4.B1" office:value-type="string">
            <text:p text:style-name="P99">C [l m]+ = h-bar sqr ( (l - m) (l + m + 1) )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P99"/>
          </table:table-cell>
        </table:table-row>
        <table:table-row table:style-name="Table4.1">
          <table:table-cell table:style-name="Table4.A55" office:value-type="float" office:value="59">
            <text:p text:style-name="P157">59</text:p>
          </table:table-cell>
          <table:table-cell table:style-name="Table4.B1" office:value-type="string">
            <text:p text:style-name="P99">&lt; O [l m] | L<text:span text:style-name="T15">+</text:span> L<text:span text:style-name="T15">-</text:span> | O [l m] &gt;</text:p>
          </table:table-cell>
        </table:table-row>
        <table:table-row table:style-name="Table4.1">
          <table:table-cell table:style-name="Table4.A55" office:value-type="float" office:value="60">
            <text:p text:style-name="P157">60</text:p>
          </table:table-cell>
          <table:table-cell table:style-name="Table4.B1" office:value-type="string">
            <text:p text:style-name="P99"><text:s/>= &lt; L<text:span text:style-name="T15">-</text:span> O [l m] | <text:s/>L<text:span text:style-name="T15">-</text:span> <text:s/>O [l m] &gt;</text:p>
          </table:table-cell>
        </table:table-row>
        <table:table-row table:style-name="Table4.1">
          <table:table-cell table:style-name="Table4.A55" office:value-type="float" office:value="61">
            <text:p text:style-name="P157">61</text:p>
          </table:table-cell>
          <table:table-cell table:style-name="Table4.B1" office:value-type="string">
            <text:p text:style-name="P99"><text:s/>= (C [l m]<text:span text:style-name="T15">-</text:span>)* (C [l m]<text:span text:style-name="T15">-</text:span>) </text:p>
          </table:table-cell>
        </table:table-row>
        <table:table-row table:style-name="Table4.1">
          <table:table-cell table:style-name="Table4.A55" office:value-type="float" office:value="62">
            <text:p text:style-name="P157">62</text:p>
          </table:table-cell>
          <table:table-cell table:style-name="Table4.B1" office:value-type="string">
            <text:p text:style-name="P99"><text:s/>= &lt; O [l m] | L^2 - Lz^2 <text:span text:style-name="T15">+</text:span> h-bar Lz | O [l m] &gt;</text:p>
          </table:table-cell>
        </table:table-row>
        <table:table-row table:style-name="Table4.1">
          <table:table-cell table:style-name="Table4.A55" office:value-type="float" office:value="63">
            <text:p text:style-name="P157">63</text:p>
          </table:table-cell>
          <table:table-cell table:style-name="Table4.B1" office:value-type="string">
            <text:p text:style-name="P99"><text:s/>= h-bar^2 <text:span text:style-name="T15">(l </text:span>(l <text:span text:style-name="T15">+1</text:span>) <text:span text:style-name="T15">-</text:span> m<text:span text:style-name="T15">^2</text:span> + <text:span text:style-name="T15">m</text:span>) &lt; O [l m] | O [l m] &gt;</text:p>
          </table:table-cell>
        </table:table-row>
        <table:table-row table:style-name="Table4.1">
          <table:table-cell table:style-name="Table4.A55" office:value-type="float" office:value="64">
            <text:p text:style-name="P157">64</text:p>
          </table:table-cell>
          <table:table-cell table:style-name="Table4.B1" office:value-type="string">
            <text:p text:style-name="P99"><text:s/>= h-bar^2 <text:span text:style-name="T15">(</text:span>l <text:span text:style-name="T15">+m</text:span>) <text:span text:style-name="T15">(l -</text:span> m + <text:span text:style-name="T15">1</text:span>) &lt; O [l m] | O [l m] &gt;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65">
            <text:p text:style-name="P157">65</text:p>
          </table:table-cell>
          <table:table-cell table:style-name="Table4.B1" office:value-type="string">
            <text:p text:style-name="P99">C [l m]<text:span text:style-name="T15">-</text:span> = h-bar sqr ( (l <text:span text:style-name="T15">+</text:span> m) (l <text:span text:style-name="T15">-</text:span> m + 1) )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P99"/>
          </table:table-cell>
        </table:table-row>
        <table:table-row table:style-name="Table4.1">
          <table:table-cell table:style-name="Table4.A55" office:value-type="float" office:value="66">
            <text:p text:style-name="P157">66</text:p>
          </table:table-cell>
          <table:table-cell table:style-name="Table4.B1" office:value-type="string">
            <text:p text:style-name="P96">Y [l l]<text:span text:style-name="T13"> </text:span><text:span text:style-name="T8">(θ, ϕ)</text:span><text:span text:style-name="T13"> = </text:span><text:span text:style-name="T16">(-1)^L </text:span><text:span text:style-name="T17">sqr </text:span><text:span text:style-name="T16">(T (l + 3/2) / 2 PI^(3/2) l!) </text:span></text:p>
            <text:p text:style-name="P96"><text:span text:style-name="T16"><text:s text:c="5"/></text:span><text:span text:style-name="T13">sin^l </text:span><text:span text:style-name="T8">θ</text:span><text:span text:style-name="T13"> exp (i l </text:span><text:span text:style-name="T8">ϕ</text:span><text:span text:style-name="T13">)</text:span><text:span text:style-name="T16"> 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67">
            <text:p text:style-name="P157">67</text:p>
          </table:table-cell>
          <table:table-cell table:style-name="Table4.B1" office:value-type="string">
            <text:p text:style-name="P59">L- Y[l m] = h-bar <text:span text:style-name="T14">h-bar sqr ( (l - m) (l </text:span>-<text:span text:style-name="T14"> m + 1) )</text:span> Y [l, m-1]</text:p>
          </table:table-cell>
        </table:table-row>
        <table:table-row table:style-name="Table4.1">
          <table:table-cell table:style-name="Table4.A55" office:value-type="float" office:value="68">
            <text:p text:style-name="P157">68</text:p>
          </table:table-cell>
          <table:table-cell table:style-name="Table4.B1" office:value-type="string">
            <text:p text:style-name="P59">L- Y[l m] = h-bar <text:span text:style-name="T14">h-bar sqr ( (l - m) (l + m + 1) )</text:span> Y [l, m+1]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ext:soft-page-break/>
        <table:table-row table:style-name="Table4.1">
          <table:table-cell table:style-name="Table4.A55" office:value-type="float" office:value="69">
            <text:p text:style-name="P157">69</text:p>
          </table:table-cell>
          <table:table-cell table:style-name="Table4.B1" office:value-type="string">
            <text:p text:style-name="P53"><text:span text:style-name="T8">Integrate [θ</text:span> = 0 .. PI<text:span text:style-name="T8">] sin θ d θ</text:span></text:p>
            <text:p text:style-name="P51"><text:s text:c="4"/>Integrate [ϕ<text:span text:style-name="T9"> = 0 .. 2 PI</text:span>] <text:span text:style-name="T9">Y[lm] (</text:span>θ<text:span text:style-name="T9">, </text:span>ϕ<text:span text:style-name="T9">)* Y[lm] (</text:span>θ<text:span text:style-name="T9">, </text:span>ϕ<text:span text:style-name="T9">) d</text:span>ϕ</text:p>
            <text:p text:style-name="P58">= δll δmm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P142">Example: the l = 1 multiplet</text:p>
          </table:table-cell>
        </table:table-row>
        <table:table-row table:style-name="Table4.1">
          <table:table-cell table:style-name="Table4.A55" office:value-type="float" office:value="70">
            <text:p text:style-name="P157">70</text:p>
          </table:table-cell>
          <table:table-cell table:style-name="Table4.B1" office:value-type="string">
            <text:p text:style-name="P100">Y [l l] = (-1) sqr (T (5/2) / (2 PI^(3/2) )<text:span text:style-name="T18"> sin <text:s/></text:span><text:span text:style-name="T8">θ</text:span><text:span text:style-name="T18"> exp (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 office:value-type="float" office:value="71">
            <text:p text:style-name="P157">71</text:p>
          </table:table-cell>
          <table:table-cell table:style-name="Table4.B1" office:value-type="string">
            <text:p text:style-name="P103"><text:s/>= - sqr (3 / 8 PI) sin <text:s/><text:span text:style-name="T8">θ</text:span> exp (i <text:span text:style-name="T8">ϕ</text:span>)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72">
            <text:p text:style-name="P157">72</text:p>
          </table:table-cell>
          <table:table-cell table:style-name="Table4.B1" office:value-type="string">
            <text:p text:style-name="P104">L- Y[1<text:span text:style-name="T22"> </text:span>1]<text:span text:style-name="T20"> </text:span></text:p>
          </table:table-cell>
        </table:table-row>
        <table:table-row table:style-name="Table4.1">
          <table:table-cell table:style-name="Table4.A55" office:value-type="float" office:value="73">
            <text:p text:style-name="P157">73</text:p>
          </table:table-cell>
          <table:table-cell table:style-name="Table4.B1" office:value-type="string">
            <text:p text:style-name="P106"><text:s text:c="2"/>= h-bar sqr (2) Y[1 0]</text:p>
          </table:table-cell>
        </table:table-row>
        <table:table-row table:style-name="Table4.1">
          <table:table-cell table:style-name="Table4.A55" office:value-type="float" office:value="74">
            <text:p text:style-name="P157">74</text:p>
          </table:table-cell>
          <table:table-cell table:style-name="Table4.B1" office:value-type="string">
            <text:p text:style-name="P104"><text:span text:style-name="T20"><text:s text:c="2"/>=</text:span> - sqr (3 / 8 PI) h-bar exp (<text:span text:style-name="T20">-</text:span>i <text:span text:style-name="T8">ϕ</text:span>) (<text:span text:style-name="T19"> </text:span><text:span text:style-name="T9">i</text:span><text:span text:style-name="T7"> co</text:span><text:span text:style-name="T9">t</text:span><text:span text:style-name="T7"> θ [d/dϕ]</text:span><text:span text:style-name="T12"> </text:span><text:span text:style-name="T19">- </text:span><text:span text:style-name="T7">[d/dθ] </text:span>)</text:p>
            <text:p text:style-name="P101"><text:span text:style-name="T20"><text:s text:c="4"/></text:span><text:span text:style-name="T18">sin <text:s/></text:span><text:span text:style-name="T8">θ</text:span><text:span text:style-name="T18"> exp (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 office:value-type="float" office:value="75">
            <text:p text:style-name="P157">75</text:p>
          </table:table-cell>
          <table:table-cell table:style-name="Table4.B1" office:value-type="string">
            <text:p text:style-name="P104"><text:span text:style-name="T20"><text:s text:c="2"/>=</text:span> - sqr (3 / 8 PI) h-bar exp (<text:span text:style-name="T20">-</text:span>i <text:span text:style-name="T8">ϕ</text:span>) </text:p>
            <text:p text:style-name="P104"><text:span text:style-name="T20"><text:s text:c="5"/></text:span>(<text:span text:style-name="T19"> </text:span><text:span text:style-name="T9">i</text:span><text:span text:style-name="T7"> co</text:span><text:span text:style-name="T9">t</text:span><text:span text:style-name="T7"> θ [d/dϕ]</text:span><text:span text:style-name="T12"> </text:span>sin <text:s/><text:span text:style-name="T8">θ</text:span> exp (i <text:span text:style-name="T8">ϕ</text:span>)</text:p>
            <text:p text:style-name="P104"><text:span text:style-name="T20"><text:s text:c="6"/></text:span><text:span text:style-name="T19">-</text:span><text:span text:style-name="T20"> </text:span><text:span text:style-name="T7">[d/dθ]</text:span><text:span text:style-name="T20"> </text:span>sin <text:s/><text:span text:style-name="T8">θ</text:span> exp (i <text:span text:style-name="T8">ϕ</text:span>)<text:span text:style-name="T20"> )</text:span></text:p>
          </table:table-cell>
        </table:table-row>
        <table:table-row table:style-name="Table4.1">
          <table:table-cell table:style-name="Table4.A55" office:value-type="float" office:value="76">
            <text:p text:style-name="P157">76</text:p>
          </table:table-cell>
          <table:table-cell table:style-name="Table4.B1" office:value-type="string">
            <text:p text:style-name="P104"><text:span text:style-name="T20"><text:s text:c="2"/>=</text:span> - sqr (3 / 8 PI) h-bar exp (<text:span text:style-name="T20">-</text:span>i <text:span text:style-name="T8">ϕ</text:span>) </text:p>
            <text:p text:style-name="P105"><text:span text:style-name="T20"><text:s text:c="5"/></text:span>(<text:span text:style-name="T19"> </text:span><text:span text:style-name="T9">i</text:span><text:span text:style-name="T7"> co</text:span><text:span text:style-name="T9">t</text:span><text:span text:style-name="T7"> θ </text:span><text:span text:style-name="T21">(i)</text:span><text:span text:style-name="T12"> </text:span>exp (i <text:span text:style-name="T8">ϕ</text:span>)<text:span text:style-name="T21"> </text:span>sin <text:s/><text:span text:style-name="T8">θ</text:span> </text:p>
            <text:p text:style-name="P104"><text:span text:style-name="T20"><text:s text:c="6"/></text:span><text:span text:style-name="T21">+ cos</text:span> <text:s/><text:span text:style-name="T8">θ</text:span> exp (i <text:span text:style-name="T8">ϕ</text:span>)<text:span text:style-name="T20"> )</text:span></text:p>
          </table:table-cell>
        </table:table-row>
        <table:table-row table:style-name="Table4.1">
          <table:table-cell table:style-name="Table4.A55" office:value-type="float" office:value="77">
            <text:p text:style-name="P157">77</text:p>
          </table:table-cell>
          <table:table-cell table:style-name="Table4.B1" office:value-type="string">
            <text:p text:style-name="P105"><text:span text:style-name="T20"><text:s text:c="2"/>=</text:span> - sqr (3 / 8 PI) h-bar exp (<text:span text:style-name="T20">-</text:span>i <text:span text:style-name="T8">ϕ</text:span>)<text:span text:style-name="T21"> </text:span>exp (i <text:span text:style-name="T8">ϕ</text:span>) </text:p>
            <text:p text:style-name="P105"><text:span text:style-name="T20"><text:s text:c="5"/></text:span>(<text:span text:style-name="T19"> </text:span><text:span text:style-name="T9">i</text:span><text:span text:style-name="T7"> co</text:span><text:span text:style-name="T9">t</text:span><text:span text:style-name="T7"> θ </text:span><text:span text:style-name="T21">(i)</text:span><text:span text:style-name="T12"> </text:span><text:span text:style-name="T21"><text:s/></text:span>sin <text:s/><text:span text:style-name="T8">θ</text:span> <text:span text:style-name="T21">+ cos</text:span> <text:s/><text:span text:style-name="T8">θ</text:span> <text:span text:style-name="T20"><text:s/>)</text:span></text:p>
          </table:table-cell>
        </table:table-row>
        <table:table-row table:style-name="Table4.1">
          <table:table-cell table:style-name="Table4.A55" office:value-type="float" office:value="78">
            <text:p text:style-name="P157">78</text:p>
          </table:table-cell>
          <table:table-cell table:style-name="Table4.B1" office:value-type="string">
            <text:p text:style-name="P105"><text:span text:style-name="T20"><text:s text:c="2"/>=</text:span> - sqr (3 / 8 PI) h-bar <text:span text:style-name="T21">(1)</text:span> </text:p>
            <text:p text:style-name="P105"><text:span text:style-name="T20"><text:s text:c="5"/></text:span>(<text:span text:style-name="T19"> </text:span><text:span text:style-name="T9">i</text:span><text:span text:style-name="T21">(i)</text:span><text:span text:style-name="T7"> co</text:span><text:span text:style-name="T9">t</text:span><text:span text:style-name="T7"> θ </text:span>sin <text:span text:style-name="T8">θ</text:span> <text:span text:style-name="T21">+ cos</text:span> <text:s/><text:span text:style-name="T8">θ</text:span> <text:span text:style-name="T20"><text:s/>)</text:span></text:p>
          </table:table-cell>
        </table:table-row>
        <table:table-row table:style-name="Table4.1">
          <table:table-cell table:style-name="Table4.A55" office:value-type="float" office:value="79">
            <text:p text:style-name="P157">79</text:p>
          </table:table-cell>
          <table:table-cell table:style-name="Table4.B1" office:value-type="string">
            <text:p text:style-name="P105"><text:span text:style-name="T20"><text:s text:c="2"/>=</text:span> - sqr (3 / 8 PI) h-bar (<text:span text:style-name="T7"> co</text:span><text:span text:style-name="T9">t</text:span><text:span text:style-name="T7"> θ </text:span>sin <text:span text:style-name="T8">θ</text:span> <text:span text:style-name="T21">+ cos</text:span> <text:s/><text:span text:style-name="T8">θ</text:span> <text:span text:style-name="T20"><text:s/>)</text:span></text:p>
          </table:table-cell>
        </table:table-row>
        <table:table-row table:style-name="Table4.1">
          <table:table-cell table:style-name="Table4.A55" office:value-type="float" office:value="80">
            <text:p text:style-name="P157">80</text:p>
          </table:table-cell>
          <table:table-cell table:style-name="Table4.B1" office:value-type="string">
            <text:p text:style-name="P105"><text:span text:style-name="T20"><text:s text:c="2"/>=</text:span> - sqr (3 / 8 PI) h-bar (<text:span text:style-name="T7"> co</text:span><text:span text:style-name="T9">t</text:span><text:span text:style-name="T7"> θ </text:span>sin <text:span text:style-name="T8">θ</text:span> <text:span text:style-name="T21">+ cos</text:span> <text:s/><text:span text:style-name="T8">θ</text:span> <text:span text:style-name="T20"><text:s/>)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81">
            <text:p text:style-name="P157">81</text:p>
          </table:table-cell>
          <table:table-cell table:style-name="Table4.B1" office:value-type="string">
            <text:p text:style-name="P107">Y[1 0] = <text:span text:style-name="T18">sqr (3 / </text:span>4<text:span text:style-name="T18"> PI)</text:span> cos <text:s/><text:span text:style-name="T7">θ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82">
            <text:p text:style-name="P157">82</text:p>
          </table:table-cell>
          <table:table-cell table:style-name="Table4.B1" office:value-type="string">
            <text:p text:style-name="P107">L- Y[1 0] = sqr (3 /4 PI) <text:s/>h-bar e(-i <text:s/><text:span text:style-name="T8">ϕ</text:span>)</text:p>
            <text:p text:style-name="P107"><text:s text:c="3"/>( i cot [d/d] <text:span text:style-name="T8">ϕ</text:span> - [d/d] <text:span text:style-name="T7">θ</text:span> ) cos <text:span text:style-name="T7">θ</text:span> </text:p>
          </table:table-cell>
        </table:table-row>
        <table:table-row table:style-name="Table4.1">
          <table:table-cell table:style-name="Table4.A55" office:value-type="float" office:value="83">
            <text:p text:style-name="P157">83</text:p>
          </table:table-cell>
          <table:table-cell table:style-name="Table4.B1" office:value-type="string">
            <text:p text:style-name="P108"><text:s/>= h-bar sqr (2) Y [1, -1]</text:p>
          </table:table-cell>
        </table:table-row>
        <table:table-row table:style-name="Table4.1">
          <table:table-cell table:style-name="Table4.A55" office:value-type="float" office:value="84">
            <text:p text:style-name="P157">84</text:p>
          </table:table-cell>
          <table:table-cell table:style-name="Table4.B1" office:value-type="string">
            <text:p text:style-name="P110"><text:s/>= Y [1, -1]</text:p>
          </table:table-cell>
        </table:table-row>
        <table:table-row table:style-name="Table4.1">
          <table:table-cell table:style-name="Table4.A55" office:value-type="float" office:value="85">
            <text:p text:style-name="P157">85</text:p>
          </table:table-cell>
          <table:table-cell table:style-name="Table4.B1" office:value-type="string">
            <text:p text:style-name="P109"><text:s/>= sqr (3/4 PI) h-bar <text:span text:style-name="T18">exp (</text:span><text:span text:style-name="T20">-</text:span><text:span text:style-name="T18">i </text:span><text:span text:style-name="T8">ϕ</text:span><text:span text:style-name="T18">) (</text:span><text:span text:style-name="T19"> </text:span><text:span text:style-name="T9">i</text:span><text:span text:style-name="T7"> co</text:span><text:span text:style-name="T9">t</text:span><text:span text:style-name="T7"> θ [d/dϕ]</text:span><text:span text:style-name="T12"> </text:span><text:span text:style-name="T19">- </text:span><text:span text:style-name="T7">[d/dθ] </text:span><text:span text:style-name="T18">)</text:span></text:p>
            <text:p text:style-name="P102"><text:span text:style-name="T20"><text:s text:c="4"/></text:span><text:span text:style-name="T18">sin <text:s/></text:span><text:span text:style-name="T8">θ</text:span><text:span text:style-name="T18"> exp (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 office:value-type="float" office:value="86">
            <text:p text:style-name="P157">86</text:p>
          </table:table-cell>
          <table:table-cell table:style-name="Table4.B1" office:value-type="string">
            <text:p text:style-name="P110"><text:s/>= <text:span text:style-name="T23">sqr (3/4 PI) h-bar </text:span><text:span text:style-name="T18">exp (</text:span><text:span text:style-name="T20">-</text:span><text:span text:style-name="T18">i </text:span><text:span text:style-name="T8">ϕ</text:span><text:span text:style-name="T18">)</text:span> sin <text:span text:style-name="T7">θ</text:span></text:p>
          </table:table-cell>
        </table:table-row>
        <table:table-row table:style-name="Table4.1">
          <table:table-cell table:style-name="Table4.A55" office:value-type="float" office:value="87">
            <text:p text:style-name="P157">87</text:p>
          </table:table-cell>
          <table:table-cell table:style-name="Table4.B1" office:value-type="string">
            <text:p text:style-name="P110"><text:s/>= sqr (3/8 PI) <text:span text:style-name="T18">exp (</text:span><text:span text:style-name="T20">-</text:span><text:span text:style-name="T18">i </text:span><text:span text:style-name="T8">ϕ</text:span><text:span text:style-name="T18">)</text:span> sin <text:span text:style-name="T7">θ</text:span> 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88">
            <text:p text:style-name="P157">88</text:p>
          </table:table-cell>
          <table:table-cell table:style-name="Table4.B1" office:value-type="string">
            <text:p text:style-name="P110">L- Y [1, -1] = 0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89">
            <text:p text:style-name="P157">89</text:p>
          </table:table-cell>
          <table:table-cell table:style-name="Table4.B1" office:value-type="string">
            <text:p text:style-name="P110">Y [0 0] = sqr (1/4 PI)</text:p>
          </table:table-cell>
        </table:table-row>
        <table:table-row table:style-name="Table4.1">
          <table:table-cell table:style-name="Table4.A55" office:value-type="float" office:value="90">
            <text:p text:style-name="P157">90</text:p>
          </table:table-cell>
          <table:table-cell table:style-name="Table4.B1" office:value-type="string">
            <text:p text:style-name="P110">Y [1 1] = -sqr (3/8 PI) sin <text:span text:style-name="T7">θ</text:span> <text:s/><text:span text:style-name="T18">exp (i </text:span><text:span text:style-name="T8">ϕ</text:span><text:span text:style-name="T18">)</text:span></text:p>
          </table:table-cell>
        </table:table-row>
        <text:soft-page-break/>
        <table:table-row table:style-name="Table4.1">
          <table:table-cell table:style-name="Table4.A55" office:value-type="float" office:value="91">
            <text:p text:style-name="P157">91</text:p>
          </table:table-cell>
          <table:table-cell table:style-name="Table4.B1" office:value-type="string">
            <text:p text:style-name="P110">Y [1 0] = sqr (3/4 PI) cos <text:span text:style-name="T7">θ</text:span></text:p>
          </table:table-cell>
        </table:table-row>
        <table:table-row table:style-name="Table4.1">
          <table:table-cell table:style-name="Table4.A55" office:value-type="float" office:value="92">
            <text:p text:style-name="P157">92</text:p>
          </table:table-cell>
          <table:table-cell table:style-name="Table4.B1" office:value-type="string">
            <text:p text:style-name="P110">Y [1 -1] <text:s/>= sqr (3/8 PI) sin <text:span text:style-name="T7">θ</text:span> <text:span text:style-name="T18">exp (</text:span><text:span text:style-name="T20">-</text:span><text:span text:style-name="T18">i </text:span><text:span text:style-name="T8">ϕ</text:span><text:span text:style-name="T18">)</text:span> </text:p>
          </table:table-cell>
        </table:table-row>
        <table:table-row table:style-name="Table4.1">
          <table:table-cell table:style-name="Table4.A55" office:value-type="float" office:value="95">
            <text:p text:style-name="P157">95</text:p>
          </table:table-cell>
          <table:table-cell table:style-name="Table4.B1" office:value-type="string">
            <text:p text:style-name="P111">Y [2 2] = sqr (15/32 PI) <text:span text:style-name="T24">sin^2 </text:span><text:span text:style-name="T7">θ</text:span> <text:span text:style-name="T18">exp (</text:span><text:span text:style-name="T24">2</text:span><text:span text:style-name="T18">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 office:value-type="float" office:value="94">
            <text:p text:style-name="P157">94</text:p>
          </table:table-cell>
          <table:table-cell table:style-name="Table4.B1" office:value-type="string">
            <text:p text:style-name="P111">Y [2 1] = sqr (5/8 PI) sin <text:span text:style-name="T7">θ</text:span> cos <text:span text:style-name="T7">θ</text:span> <text:span text:style-name="T18">exp (i </text:span><text:span text:style-name="T8">ϕ</text:span><text:span text:style-name="T18">)</text:span> </text:p>
          </table:table-cell>
        </table:table-row>
        <table:table-row table:style-name="Table4.1">
          <table:table-cell table:style-name="Table4.A55" office:value-type="float" office:value="95">
            <text:p text:style-name="P157">95</text:p>
          </table:table-cell>
          <table:table-cell table:style-name="Table4.B1" office:value-type="string">
            <text:p text:style-name="P111">Y [2 0] = sqr (5/16 PI)<text:span text:style-name="T24"> </text:span>(3 cos^2 <text:span text:style-name="T7">θ</text:span> -1)</text:p>
          </table:table-cell>
        </table:table-row>
        <table:table-row table:style-name="Table4.1">
          <table:table-cell table:style-name="Table4.A55" office:value-type="float" office:value="96">
            <text:p text:style-name="P157">96</text:p>
          </table:table-cell>
          <table:table-cell table:style-name="Table4.B1" office:value-type="string">
            <text:p text:style-name="P111">Y [2 -1] = sqr (5/8 PI) <text:s/>sin <text:span text:style-name="T7">θ</text:span> cos <text:span text:style-name="T7">θ</text:span> <text:span text:style-name="T18">exp (</text:span><text:span text:style-name="T20">-</text:span><text:span text:style-name="T18">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 office:value-type="float" office:value="97">
            <text:p text:style-name="P157">97</text:p>
          </table:table-cell>
          <table:table-cell table:style-name="Table4.B1" office:value-type="string">
            <text:p text:style-name="P111">Y [2 -2] = sqr (5/32 PI) <text:span text:style-name="T24">sin^2 </text:span><text:span text:style-name="T7">θ</text:span> <text:span text:style-name="T18">exp (</text:span><text:span text:style-name="T20">-</text:span><text:span text:style-name="T24">2</text:span><text:span text:style-name="T18">i </text:span><text:span text:style-name="T8">ϕ</text:span><text:span text:style-name="T18">)</text:span>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  <table:table-row table:style-name="Table4.1">
          <table:table-cell table:style-name="Table4.A55" office:value-type="float" office:value="98">
            <text:p text:style-name="P157">98</text:p>
          </table:table-cell>
          <table:table-cell table:style-name="Table4.B1" office:value-type="string">
            <text:p text:style-name="P112">r(<text:span text:style-name="T7">θ</text:span>) = | Y[l m] (<text:span text:style-name="T8">θ</text:span><text:span text:style-name="T9">, </text:span><text:span text:style-name="T8">ϕ</text:span>) |</text:p>
          </table:table-cell>
        </table:table-row>
        <table:table-row table:style-name="Table4.1">
          <table:table-cell table:style-name="Table4.A55">
            <text:p text:style-name="P3"/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Standard"/>
      <text:p text:style-name="P115">Figure 3. Graphical representation of the modulus of the spherical harmonics.</text:p>
      <text:p text:style-name="P115"/>
      <text:h text:style-name="P122" text:outline-level="1"><text:bookmark-start text:name="__RefHeading___Toc124657_966181473"/>The Rigid Rotator<text:bookmark-end text:name="__RefHeading___Toc124657_966181473"/></text:h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1">
            <text:p text:style-name="P157">1</text:p>
          </table:table-cell>
          <table:table-cell table:style-name="Table7.B1" office:value-type="string">
            <text:p text:style-name="P113">H = 1 /2 I L^2</text:p>
          </table:table-cell>
        </table:table-row>
        <table:table-row table:style-name="Table7.1">
          <table:table-cell table:style-name="Table7.A1">
            <text:p text:style-name="P4"/>
          </table:table-cell>
          <table:table-cell table:style-name="Table7.B1" office:value-type="string">
            <text:p text:style-name="P116"/>
          </table:table-cell>
        </table:table-row>
        <table:table-row table:style-name="Table7.1">
          <table:table-cell table:style-name="Table7.A1" office:value-type="float" office:value="2">
            <text:p text:style-name="P157">2</text:p>
          </table:table-cell>
          <table:table-cell table:style-name="Table7.B1" office:value-type="string">
            <text:p text:style-name="P113">H~ <text:s/>[l m] (<text:span text:style-name="T8">θ</text:span><text:span text:style-name="T9">, </text:span><text:span text:style-name="T8">ϕ</text:span>) = 1/(2 I) L~^2 O [l m] (<text:span text:style-name="T8">θ</text:span><text:span text:style-name="T9">, </text:span><text:span text:style-name="T8">ϕ</text:span>)</text:p>
          </table:table-cell>
        </table:table-row>
        <table:table-row table:style-name="Table7.1">
          <table:table-cell table:style-name="Table7.A1" office:value-type="float" office:value="3">
            <text:p text:style-name="P157">3</text:p>
          </table:table-cell>
          <table:table-cell table:style-name="Table7.B1" office:value-type="string">
            <text:p text:style-name="P113"><text:s/>= E [l m] O [l m] (<text:span text:style-name="T8">θ</text:span><text:span text:style-name="T9">, </text:span><text:span text:style-name="T8">ϕ</text:span>)</text:p>
          </table:table-cell>
        </table:table-row>
        <table:table-row table:style-name="Table7.1">
          <table:table-cell table:style-name="Table7.A1">
            <text:p text:style-name="P4"/>
          </table:table-cell>
          <table:table-cell table:style-name="Table7.B1" office:value-type="string">
            <text:p text:style-name="P116"/>
          </table:table-cell>
        </table:table-row>
        <table:table-row table:style-name="Table7.1">
          <table:table-cell table:style-name="Table7.A1" office:value-type="float" office:value="4">
            <text:p text:style-name="P157">4</text:p>
          </table:table-cell>
          <table:table-cell table:style-name="Table7.B1" office:value-type="string">
            <text:p text:style-name="P113">O [l m] (<text:span text:style-name="T8">θ</text:span><text:span text:style-name="T9">, </text:span><text:span text:style-name="T8">ϕ</text:span>) = Y [l m] (<text:span text:style-name="T8">θ</text:span><text:span text:style-name="T9">, </text:span><text:span text:style-name="T8">ϕ</text:span>)</text:p>
          </table:table-cell>
        </table:table-row>
        <table:table-row table:style-name="Table7.1">
          <table:table-cell table:style-name="Table7.A1" office:value-type="float" office:value="5">
            <text:p text:style-name="P157">5</text:p>
          </table:table-cell>
          <table:table-cell table:style-name="Table7.B1" office:value-type="string">
            <text:p text:style-name="P113">E [l m]<text:span text:style-name="T25"> = 1/2I <text:s/>(l (l + 1)) h-bar^2</text:span></text:p>
          </table:table-cell>
        </table:table-row>
        <table:table-row table:style-name="Table7.1">
          <table:table-cell table:style-name="Table7.A1">
            <text:p text:style-name="P157"/>
          </table:table-cell>
          <table:table-cell table:style-name="Table7.B1" office:value-type="string">
            <text:p text:style-name="P63"/>
          </table:table-cell>
        </table:table-row>
        <table:table-row table:style-name="Table7.1">
          <table:table-cell table:style-name="Table7.A1" office:value-type="float" office:value="6">
            <text:p text:style-name="P157">6</text:p>
          </table:table-cell>
          <table:table-cell table:style-name="Table7.B1" office:value-type="string">
            <text:p text:style-name="P63">E [l m] = E [l m]</text:p>
          </table:table-cell>
        </table:table-row>
        <table:table-row table:style-name="Table7.1">
          <table:table-cell table:style-name="Table7.A1" office:value-type="float" office:value="7">
            <text:p text:style-name="P157">7</text:p>
          </table:table-cell>
          <table:table-cell table:style-name="Table7.B10" office:value-type="string">
            <text:p text:style-name="P63">m = [-l .. l]</text:p>
          </table:table-cell>
        </table:table-row>
      </table:table>
      <text:p text:style-name="P45"/>
      <text:p text:style-name="P45"/>
      <text:h text:style-name="P122" text:outline-level="1"><text:bookmark-start text:name="__RefHeading___Toc124659_966181473"/>Radial Equation for Central Potentials<text:bookmark-end text:name="__RefHeading___Toc124659_966181473"/></text:h>
      <text:p text:style-name="P6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/>
          </table:table-cell>
          <table:table-cell table:style-name="Table5.B1" office:value-type="string">
            <text:p text:style-name="P143">Radial Equation</text:p>
          </table:table-cell>
        </table:table-row>
        <table:table-row table:style-name="Table5.1">
          <table:table-cell table:style-name="Table5.A1" office:value-type="string">
            <text:p text:style-name="P151">1</text:p>
          </table:table-cell>
          <table:table-cell table:style-name="Table5.B1" office:value-type="string">
            <text:p text:style-name="P62">O = f (r) Y [l m]<text:span text:style-name="T24"> (</text:span><text:span text:style-name="T8">θ</text:span><text:span text:style-name="T9">, </text:span><text:span text:style-name="T8">ϕ</text:span><text:span text:style-name="T24">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43">Hamiltonian</text:p>
          </table:table-cell>
        </table:table-row>
        <table:table-row table:style-name="Table5.1">
          <table:table-cell table:style-name="Table5.A1" office:value-type="string">
            <text:p text:style-name="P151">2</text:p>
          </table:table-cell>
          <table:table-cell table:style-name="Table5.B1" office:value-type="string">
            <text:p text:style-name="P61">H = p · p / 2m + V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43">Momentum Components</text:p>
          </table:table-cell>
        </table:table-row>
        <table:table-row table:style-name="Table5.1">
          <table:table-cell table:style-name="Table5.A1" office:value-type="string">
            <text:p text:style-name="P151">3</text:p>
          </table:table-cell>
          <table:table-cell table:style-name="Table5.B1" office:value-type="string">
            <text:p text:style-name="P64">p = pr + p⊥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4</text:p>
          </table:table-cell>
          <table:table-cell table:style-name="Table5.B1" office:value-type="string">
            <text:p text:style-name="P64">pr = p cos ( <text:span text:style-name="T8">θ</text:span><text:span text:style-name="T53"> [</text:span>r<text:span text:style-name="T53">, </text:span>p<text:span text:style-name="T53">]</text:span><text:span text:style-name="T27"> </text:span>) er</text:p>
          </table:table-cell>
        </table:table-row>
        <table:table-row table:style-name="Table5.1">
          <table:table-cell table:style-name="Table5.A1" office:value-type="string">
            <text:p text:style-name="P151">5</text:p>
          </table:table-cell>
          <table:table-cell table:style-name="Table5.B1" office:value-type="string">
            <text:p text:style-name="P64"><text:s/>= 1/r^2 (r <text:span text:style-name="T25">·</text:span> p) r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6</text:p>
          </table:table-cell>
          <table:table-cell table:style-name="Table5.B1" office:value-type="string">
            <text:p text:style-name="P65">| p⊥ | = p sin (<text:span text:style-name="T27"> </text:span><text:span text:style-name="T8">θ</text:span><text:span text:style-name="T53"> [</text:span>r<text:span text:style-name="T53"> </text:span>p<text:span text:style-name="T53">]</text:span><text:span text:style-name="T27"> </text:span>)</text:p>
          </table:table-cell>
        </table:table-row>
        <table:table-row table:style-name="Table5.1">
          <table:table-cell table:style-name="Table5.A1" office:value-type="string">
            <text:p text:style-name="P151">7</text:p>
          </table:table-cell>
          <table:table-cell table:style-name="Table5.B1" office:value-type="string">
            <text:p text:style-name="P64"><text:s/>= | r x p | / r</text:p>
          </table:table-cell>
        </table:table-row>
        <table:table-row table:style-name="Table5.1">
          <table:table-cell table:style-name="Table5.A1" office:value-type="string">
            <text:p text:style-name="P151">8</text:p>
          </table:table-cell>
          <table:table-cell table:style-name="Table5.B1" office:value-type="string">
            <text:p text:style-name="P64"><text:s/>= | L | / r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9</text:p>
          </table:table-cell>
          <table:table-cell table:style-name="Table5.B1" office:value-type="string">
            <text:p text:style-name="P66">H = 1/2m [ pr^2 + L^2 / r^2 ] + V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10</text:p>
          </table:table-cell>
          <table:table-cell table:style-name="Table5.B1" office:value-type="string">
            <text:p text:style-name="P66">p<text:span text:style-name="T54">[</text:span>r<text:span text:style-name="T54">]</text:span> = <text:span text:style-name="T26">r </text:span><text:span text:style-name="T25">·</text:span><text:span text:style-name="T26"> p <text:s/>/ r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143">Radial, momentum, and angular momentum operators</text:p>
          </table:table-cell>
        </table:table-row>
        <table:table-row table:style-name="Table5.1">
          <table:table-cell table:style-name="Table5.A1" office:value-type="string">
            <text:p text:style-name="P151">11</text:p>
          </table:table-cell>
          <table:table-cell table:style-name="Table5.B1" office:value-type="string">
            <text:p text:style-name="P66">r~ F( r, <text:s/><text:span text:style-name="T8">θ</text:span><text:span text:style-name="T9">, </text:span><text:span text:style-name="T8">ϕ</text:span>) = r F( r, <text:span text:style-name="T8">θ</text:span><text:span text:style-name="T9">, </text:span><text:span text:style-name="T8">ϕ</text:span>)</text:p>
          </table:table-cell>
        </table:table-row>
        <table:table-row table:style-name="Table5.1">
          <table:table-cell table:style-name="Table5.A1" office:value-type="string">
            <text:p text:style-name="P151">12</text:p>
          </table:table-cell>
          <table:table-cell table:style-name="Table5.B1" office:value-type="string">
            <text:p text:style-name="P66">p~ F( r, <text:s/><text:span text:style-name="T8">θ</text:span><text:span text:style-name="T9">, </text:span><text:span text:style-name="T8">ϕ</text:span>) = -i h-bar ∇ F( r, <text:s/><text:span text:style-name="T8">θ</text:span><text:span text:style-name="T9">, </text:span><text:span text:style-name="T8">ϕ</text:span>)</text:p>
          </table:table-cell>
        </table:table-row>
        <table:table-row table:style-name="Table5.1">
          <table:table-cell table:style-name="Table5.A1" office:value-type="string">
            <text:p text:style-name="P151">13</text:p>
          </table:table-cell>
          <table:table-cell table:style-name="Table5.B1" office:value-type="string">
            <text:p text:style-name="P66">L~ F( r, <text:s/><text:span text:style-name="T8">θ</text:span><text:span text:style-name="T9">, </text:span><text:span text:style-name="T8">ϕ</text:span>) = -i h-bar r x ∇ F( r, <text:s/><text:span text:style-name="T8">θ</text:span><text:span text:style-name="T9">, </text:span><text:span text:style-name="T8">ϕ</text:span>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14</text:p>
          </table:table-cell>
          <table:table-cell table:style-name="Table5.B1" office:value-type="string">
            <text:p text:style-name="P67">p<text:span text:style-name="T54">[</text:span>r<text:span text:style-name="T54">]</text:span> = 1/2 (<text:span text:style-name="T26">r </text:span><text:span text:style-name="T25">·</text:span><text:span text:style-name="T26"> p</text:span>~<text:span text:style-name="T26"> <text:s/>/ r</text:span> + p~<text:span text:style-name="T26"> </text:span><text:span text:style-name="T25">·</text:span><text:span text:style-name="T26"> </text:span>r<text:span text:style-name="T26"> <text:s/>/ r</text:span>) 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15</text:p>
          </table:table-cell>
          <table:table-cell table:style-name="Table5.B1" office:value-type="string">
            <text:p text:style-name="P68">p<text:span text:style-name="T74">[r]</text:span> F = -1/2 i h-bar (1/r r · ∇ + ∇ · r / r ) F</text:p>
          </table:table-cell>
        </table:table-row>
        <table:table-row table:style-name="Table5.1">
          <table:table-cell table:style-name="Table5.A1" office:value-type="string">
            <text:p text:style-name="P151">16</text:p>
          </table:table-cell>
          <table:table-cell table:style-name="Table5.B1" office:value-type="string">
            <text:p text:style-name="P69"><text:s text:c="2"/>= -1/2 i h-bar (<text:span text:style-name="T29">[d/dr] r</text:span>/r · ∇ + <text:span text:style-name="T29">[ (</text:span>∇ · r<text:span text:style-name="T29">)</text:span> / r <text:span text:style-name="T29">+ (</text:span>r<text:span text:style-name="T29"> </text:span>·<text:span text:style-name="T29"> </text:span>∇ / r) <text:span text:style-name="T29">] ) </text:span>F</text:p>
          </table:table-cell>
        </table:table-row>
        <table:table-row table:style-name="Table5.1">
          <table:table-cell table:style-name="Table5.A1" office:value-type="string">
            <text:p text:style-name="P151">17</text:p>
          </table:table-cell>
          <table:table-cell table:style-name="Table5.B1" office:value-type="string">
            <text:p text:style-name="P69"><text:s text:c="2"/>= -1/2 i h-bar (<text:span text:style-name="T29">2 [d/dr] + 3</text:span>/r <text:span text:style-name="T29">- 1</text:span>/r<text:span text:style-name="T29"> ) </text:span>F</text:p>
          </table:table-cell>
        </table:table-row>
        <table:table-row table:style-name="Table5.1">
          <table:table-cell table:style-name="Table5.A1" office:value-type="string">
            <text:p text:style-name="P151">18</text:p>
          </table:table-cell>
          <table:table-cell table:style-name="Table5.B1" office:value-type="string">
            <text:p text:style-name="P69"><text:s text:c="2"/>= -1/2 i h-bar (<text:span text:style-name="T29"> [d/dr] + 1</text:span>/r<text:span text:style-name="T29"> ) </text:span>F</text:p>
          </table:table-cell>
        </table:table-row>
        <table:table-row table:style-name="Table5.1">
          <table:table-cell table:style-name="Table5.A1" office:value-type="string">
            <text:p text:style-name="P151">19</text:p>
          </table:table-cell>
          <table:table-cell table:style-name="Table5.B1" office:value-type="string">
            <text:p text:style-name="P69"><text:s text:c="2"/>= -1/2 i h-bar <text:span text:style-name="T29">1</text:span>/r<text:span text:style-name="T29"> [d/dr] r </text:span>F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0</text:p>
          </table:table-cell>
          <table:table-cell table:style-name="Table5.B1" office:value-type="string">
            <text:p text:style-name="P70">p<text:span text:style-name="T55"> [</text:span>r<text:span text:style-name="T55">]</text:span><text:span text:style-name="T32">~</text:span> = -i h-bar 1/r [d/dr]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1</text:p>
          </table:table-cell>
          <table:table-cell table:style-name="Table5.B1" office:value-type="string">
            <text:p text:style-name="P71">H~ w (r, <text:span text:style-name="T8">θ</text:span><text:span text:style-name="T9">, </text:span><text:span text:style-name="T8">ϕ</text:span><text:span text:style-name="T24">)</text:span> = E w (r, <text:span text:style-name="T8">θ</text:span><text:span text:style-name="T9">, </text:span><text:span text:style-name="T8">ϕ</text:span><text:span text:style-name="T24">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2</text:p>
          </table:table-cell>
          <table:table-cell table:style-name="Table5.B1" office:value-type="string">
            <text:p text:style-name="P71">H~ = 1/2m (pr~^2 + 1/r^2 L~^2) + V(r)</text:p>
          </table:table-cell>
        </table:table-row>
        <table:table-row table:style-name="Table5.1">
          <table:table-cell table:style-name="Table5.A1" office:value-type="string">
            <text:p text:style-name="P151">23</text:p>
          </table:table-cell>
          <table:table-cell table:style-name="Table5.B1" office:value-type="string">
            <text:p text:style-name="P74">H~ = -h-bar^2<text:span text:style-name="T37"> </text:span>/<text:span text:style-name="T37"> </text:span>2m </text:p>
            <text:p text:style-name="P71"><text:s text:c="3"/>{ </text:p>
            <text:p text:style-name="P71"><text:s text:c="6"/>(1/r [d/dr]^2 r) <text:s/></text:p>
            <text:p text:style-name="P71"><text:s text:c="6"/>+ 1/r^2 (1/sin <text:span text:style-name="T8">θ</text:span> [d/d<text:span text:style-name="T8">θ</text:span>] sin <text:span text:style-name="T8">θ</text:span> [d/d<text:span text:style-name="T8">θ</text:span>] </text:p>
            <text:p text:style-name="P71"><text:s text:c="18"/>+ 1/sin^2 <text:span text:style-name="T8">θ</text:span> [d/d<text:span text:style-name="T8">ϕ</text:span>]^2)</text:p>
            <text:p text:style-name="P71"><text:s text:c="6"/>+ V(r)</text:p>
            <text:p text:style-name="P71"><text:s text:c="3"/>}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151">24</text:p>
          </table:table-cell>
          <table:table-cell table:style-name="Table5.B1" office:value-type="string">
            <text:p text:style-name="P75"><text:s/>= - h-bar^2<text:span text:style-name="T36"> / 2m</text:span> <text:span text:style-name="T28">∇</text:span>^2 + V(r)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5</text:p>
          </table:table-cell>
          <table:table-cell table:style-name="Table5.B1" office:value-type="string">
            <text:p text:style-name="P75"><text:span text:style-name="T28">∇</text:span>^2 </text:p>
            <text:p text:style-name="P75"><text:s/>= <text:span text:style-name="T30">(1/r [d/dr]^2 r) <text:s/></text:span></text:p>
            <text:p text:style-name="P72"><text:s/>+ 1/r^2 (1/sin <text:span text:style-name="T8">θ</text:span> [d/d<text:span text:style-name="T8">θ</text:span>] sin <text:span text:style-name="T8">θ</text:span> [d/d<text:span text:style-name="T8">θ</text:span>] </text:p>
            <text:p text:style-name="P75"><text:span text:style-name="T30"><text:s text:c="18"/>+ 1/sin^2 </text:span><text:span text:style-name="T8">θ</text:span><text:span text:style-name="T30"> [d/d</text:span><text:span text:style-name="T8">ϕ</text:span><text:span text:style-name="T30">]^2)</text:span> 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6</text:p>
          </table:table-cell>
          <table:table-cell table:style-name="Table5.B1" office:value-type="string">
            <text:p text:style-name="P72">w (r, <text:span text:style-name="T8">θ</text:span><text:span text:style-name="T9">, </text:span><text:span text:style-name="T8">ϕ</text:span><text:span text:style-name="T24">)</text:span><text:span text:style-name="T31"> = R [k</text:span><text:span text:style-name="T56">, </text:span><text:span text:style-name="T31">l</text:span><text:span text:style-name="T56">, </text:span><text:span text:style-name="T31">m] (r) Y[l</text:span><text:span text:style-name="T56">, </text:span><text:span text:style-name="T31">m] (</text:span><text:span text:style-name="T8">θ</text:span><text:span text:style-name="T9">, </text:span><text:span text:style-name="T8">ϕ</text:span><text:span text:style-name="T31">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151">27</text:p>
          </table:table-cell>
          <table:table-cell table:style-name="Table5.B1" office:value-type="string">
            <text:p text:style-name="P72">H~ w (r, <text:span text:style-name="T8">θ</text:span><text:span text:style-name="T9">, </text:span><text:span text:style-name="T8">ϕ</text:span><text:span text:style-name="T24">)</text:span> = E w (r, <text:span text:style-name="T8">θ</text:span><text:span text:style-name="T9">, </text:span><text:span text:style-name="T8">ϕ</text:span><text:span text:style-name="T24">)</text:span></text:p>
          </table:table-cell>
        </table:table-row>
        <table:table-row table:style-name="Table5.1">
          <table:table-cell table:style-name="Table5.A1" office:value-type="string">
            <text:p text:style-name="P151">28</text:p>
          </table:table-cell>
          <table:table-cell table:style-name="Table5.B1" office:value-type="string">
            <text:p text:style-name="P75">{ <text:span text:style-name="T30">1/2m (pr~^2 + 1/r^2 L~^2) + V(r)</text:span> } {R [klm] (r) Y[lm] (<text:span text:style-name="T8">θ</text:span><text:span text:style-name="T9">, </text:span><text:span text:style-name="T8">ϕ</text:span>) }</text:p>
            <text:p text:style-name="P6"><text:span text:style-name="T31"><text:s text:c="2"/>= E [klm] R [klm] (r) Y[lm] (</text:span><text:span text:style-name="T8">θ</text:span><text:span text:style-name="T9">, </text:span><text:span text:style-name="T8">ϕ</text:span><text:span text:style-name="T31">)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151">29</text:p>
          </table:table-cell>
          <table:table-cell table:style-name="Table5.B1" office:value-type="string">
            <text:p text:style-name="P75">{ <text:span text:style-name="T30">1/2m (pr~^2 + 1/r^2 L~^2) + V(r)</text:span> } { R [klm] (r) <text:s/>}</text:p>
            <text:p text:style-name="P75"><text:s text:c="2"/>= E [klm] R [klm] (r) 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151">30</text:p>
          </table:table-cell>
          <table:table-cell table:style-name="Table5.B1" office:value-type="string">
            <text:p text:style-name="P75">{ <text:span text:style-name="T30">1/2m (pr~^2 + 1/r^2 L~^2) + V(r)</text:span> } { R [k l] (r) <text:s/>}</text:p>
            <text:p text:style-name="P75"><text:s text:c="2"/>= E [k l] R [k l] (r) </text:p>
          </table:table-cell>
        </table:table-row>
        <table:table-row table:style-name="Table5.1">
          <table:table-cell table:style-name="Table5.A1" office:value-type="string">
            <text:p text:style-name="P76"/>
          </table:table-cell>
          <table:table-cell table:style-name="Table5.B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76"/>
          </table:table-cell>
          <table:table-cell table:style-name="Table5.B1" office:value-type="string">
            <text:p text:style-name="P75"/>
          </table:table-cell>
        </table:table-row>
        <table:table-row table:style-name="Table5.1">
          <table:table-cell table:style-name="Table5.A1" office:value-type="string">
            <text:p text:style-name="P151">31</text:p>
          </table:table-cell>
          <table:table-cell table:style-name="Table5.B1" office:value-type="string">
            <text:p text:style-name="P77"><text:span text:style-name="T29">p</text:span><text:span text:style-name="T57"> [</text:span><text:span text:style-name="T29">r</text:span><text:span text:style-name="T57">]</text:span>~^2<text:span text:style-name="T29"> = - h-bar</text:span>^2<text:span text:style-name="T29"> 1/r [d/dr]</text:span>^2 r</text:p>
          </table:table-cell>
        </table:table-row>
        <table:table-row table:style-name="Table5.1">
          <table:table-cell table:style-name="Table5.A1" office:value-type="string">
            <text:p text:style-name="P151">32</text:p>
          </table:table-cell>
          <table:table-cell table:style-name="Table5.B1" office:value-type="string">
            <text:p text:style-name="P77"><text:s/>= <text:span text:style-name="T29">-</text:span> <text:span text:style-name="T29">h-bar</text:span>^2<text:span text:style-name="T29"> </text:span>( [d/dr]^2 + 2<text:span text:style-name="T29">/r [d/dr]</text:span>^2 )</text:p>
          </table:table-cell>
        </table:table-row>
        <table:table-row table:style-name="Table5.1">
          <table:table-cell table:style-name="Table5.A1" office:value-type="string">
            <text:p text:style-name="P79"/>
          </table:table-cell>
          <table:table-cell table:style-name="Table5.B1" office:value-type="string">
            <text:p text:style-name="P77"/>
          </table:table-cell>
        </table:table-row>
        <table:table-row table:style-name="Table5.1">
          <table:table-cell table:style-name="Table5.A1" office:value-type="string">
            <text:p text:style-name="P79"/>
          </table:table-cell>
          <table:table-cell table:style-name="Table5.B1" office:value-type="string">
            <text:p text:style-name="P16">The radial equation</text:p>
          </table:table-cell>
        </table:table-row>
        <table:table-row table:style-name="Table5.1">
          <table:table-cell table:style-name="Table5.A1" office:value-type="string">
            <text:p text:style-name="P151">33</text:p>
          </table:table-cell>
          <table:table-cell table:style-name="Table5.B1" office:value-type="string">
            <text:p text:style-name="P77">[d/dr]^2 R[k l] + 2/r [d/dr] R [k l] </text:p>
            <text:p text:style-name="P77"><text:s text:c="2"/>+ [ 2m / h-bar^2 { E [k l] - V(r) } - l (l + 1)/ r^2 ] R [k l] (r) = 0</text:p>
          </table:table-cell>
        </table:table-row>
        <table:table-row table:style-name="Table5.1">
          <table:table-cell table:style-name="Table5.A1" office:value-type="string">
            <text:p text:style-name="P79"/>
          </table:table-cell>
          <table:table-cell table:style-name="Table5.B1" office:value-type="string">
            <text:p text:style-name="P77"/>
          </table:table-cell>
        </table:table-row>
        <table:table-row table:style-name="Table5.1">
          <table:table-cell table:style-name="Table5.A1" office:value-type="string">
            <text:p text:style-name="P151">34</text:p>
          </table:table-cell>
          <table:table-cell table:style-name="Table5.B1" office:value-type="string">
            <text:p text:style-name="P77">U [k l] (r) = r R [k l] (r)</text:p>
          </table:table-cell>
        </table:table-row>
        <table:table-row table:style-name="Table5.1">
          <table:table-cell table:style-name="Table5.A1" office:value-type="string">
            <text:p text:style-name="P79"/>
          </table:table-cell>
          <table:table-cell table:style-name="Table5.B1" office:value-type="string">
            <text:p text:style-name="P77"/>
          </table:table-cell>
        </table:table-row>
        <table:table-row table:style-name="Table5.1">
          <table:table-cell table:style-name="Table5.A1" office:value-type="string">
            <text:p text:style-name="P151">35</text:p>
          </table:table-cell>
          <table:table-cell table:style-name="Table5.B1" office:value-type="string">
            <text:p text:style-name="P77">[d/dr]^2 U[k l] <text:s/></text:p>
            <text:p text:style-name="P77"><text:soft-page-break/><text:s text:c="2"/>+ [ 2m / h-bar^2 { E [k l] - V(r) } - l (l + 1)/ r^2 ] U [k l] (r) = 0</text:p>
          </table:table-cell>
        </table:table-row>
        <table:table-row table:style-name="Table5.1">
          <table:table-cell table:style-name="Table5.A1" office:value-type="string">
            <text:p text:style-name="P151"/>
          </table:table-cell>
          <table:table-cell table:style-name="Table5.B1" office:value-type="string">
            <text:p text:style-name="P77"/>
          </table:table-cell>
        </table:table-row>
      </table:table>
      <text:h text:style-name="P125" text:outline-level="2"/>
      <text:h text:style-name="P122" text:outline-level="1"><text:bookmark-start text:name="__RefHeading___Toc124661_966181473"/>The Free Particle<text:bookmark-end text:name="__RefHeading___Toc124661_966181473"/></text:h>
      <text:p text:style-name="P8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44">Recall .. for a free particle V(r) = 0 .. as there is no other forces affecting it.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77"/>
          </table:table-cell>
        </table:table-row>
        <table:table-row table:style-name="Table6.1">
          <table:table-cell table:style-name="Table6.A1" office:value-type="string">
            <text:p text:style-name="P151">1</text:p>
          </table:table-cell>
          <table:table-cell table:style-name="Table6.B1" office:value-type="string">
            <text:p text:style-name="P77">E[n] = n^2 h-bar^2 k^2 / 2m</text:p>
          </table:table-cell>
        </table:table-row>
        <table:table-row table:style-name="Table6.1">
          <table:table-cell table:style-name="Table6.A1" office:value-type="string">
            <text:p text:style-name="P151">2</text:p>
          </table:table-cell>
          <table:table-cell table:style-name="Table6.B1" office:value-type="string">
            <text:p text:style-name="P77">E[1] = (1)^2 h-bar^2 k^2 / 2m</text:p>
          </table:table-cell>
        </table:table-row>
        <table:table-row table:style-name="Table6.1">
          <table:table-cell table:style-name="Table6.A1" office:value-type="string">
            <text:p text:style-name="P151">3</text:p>
          </table:table-cell>
          <table:table-cell table:style-name="Table6.B1" office:value-type="string">
            <text:p text:style-name="P77">E = h-bar^2 k^2 / 2m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4</text:p>
          </table:table-cell>
          <table:table-cell table:style-name="Table6.B1" office:value-type="string">
            <text:p text:style-name="P77">k^2 <text:span text:style-name="T33">= ( E - V(r) ) <text:s/>2m / h-bar^2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7">The radial equation</text:p>
          </table:table-cell>
        </table:table-row>
        <table:table-row table:style-name="Table6.1">
          <table:table-cell table:style-name="Table6.A1" office:value-type="string">
            <text:p text:style-name="P151">5</text:p>
          </table:table-cell>
          <table:table-cell table:style-name="Table6.B1" office:value-type="string">
            <text:p text:style-name="P77"><text:span text:style-name="T34">{ </text:span>[d/dr]^2 + 2/r [d/dr] </text:p>
            <text:p text:style-name="P78"><text:s text:c="2"/>+ [ 2m / h-bar^2 { E [k l] - V(r) } - l (l + 1)/ r^2 ] <text:span text:style-name="T34">} </text:span></text:p>
            <text:p text:style-name="P78"><text:span text:style-name="T34"><text:s text:c="3"/></text:span>R [k l] (r) = 0</text:p>
          </table:table-cell>
        </table:table-row>
        <table:table-row table:style-name="Table6.1">
          <table:table-cell table:style-name="Table6.A1" office:value-type="string">
            <text:p text:style-name="P79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6</text:p>
          </table:table-cell>
          <table:table-cell table:style-name="Table6.B1" office:value-type="string">
            <text:p text:style-name="P77"><text:span text:style-name="T34">{ </text:span>[d/dr]^2 + 2/r [d/dr] + [ k^2 - l (l + 1)/ r^2 ] <text:span text:style-name="T34">} </text:span>R [k l] (r) = 0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7</text:p>
          </table:table-cell>
          <table:table-cell table:style-name="Table6.B1" office:value-type="string">
            <text:p text:style-name="P81">u = k r</text:p>
          </table:table-cell>
        </table:table-row>
        <table:table-row table:style-name="Table6.1">
          <table:table-cell table:style-name="Table6.A1" office:value-type="string">
            <text:p text:style-name="P82"/>
          </table:table-cell>
          <table:table-cell table:style-name="Table6.B1" office:value-type="string">
            <text:p text:style-name="P81"/>
          </table:table-cell>
        </table:table-row>
        <table:table-row table:style-name="Table6.1">
          <table:table-cell table:style-name="Table6.A1" office:value-type="string">
            <text:p text:style-name="P151">8</text:p>
          </table:table-cell>
          <table:table-cell table:style-name="Table6.B1" office:value-type="string">
            <text:p text:style-name="P81">Q (u) = R [k l ] (r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9</text:p>
          </table:table-cell>
          <table:table-cell table:style-name="Table6.B1" office:value-type="string">
            <text:p text:style-name="P77">[d/d<text:span text:style-name="T33">u</text:span>]^2 + 2/<text:span text:style-name="T33">u</text:span> [d/d<text:span text:style-name="T33">u</text:span>]<text:span text:style-name="T33"> </text:span>+ [ <text:span text:style-name="T33">1</text:span> - l (l + 1)/ <text:span text:style-name="T33">u</text:span>^2 ] <text:span text:style-name="T33">Q</text:span> [ l] (<text:span text:style-name="T33">u</text:span>) = 0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5"><text:span text:style-name="T58">S</text:span>pherical Bessel <text:span text:style-name="T58">E</text:span>quation</text:p>
          </table:table-cell>
        </table:table-row>
        <table:table-row table:style-name="Table6.1">
          <table:table-cell table:style-name="Table6.A1" office:value-type="string">
            <text:p text:style-name="P151">10</text:p>
          </table:table-cell>
          <table:table-cell table:style-name="Table6.B1" office:value-type="string">
            <text:p text:style-name="P78">[d/d<text:span text:style-name="T33">u</text:span>]^2 <text:span text:style-name="T33">Q</text:span> [l] (<text:span text:style-name="T33">u</text:span>)<text:span text:style-name="T34"> </text:span>+ 2/<text:span text:style-name="T33">u</text:span> [d/d<text:span text:style-name="T33">u</text:span>]<text:span text:style-name="T33"> Q</text:span> [l] (<text:span text:style-name="T33">u</text:span>)<text:span text:style-name="T34"> </text:span></text:p>
            <text:p text:style-name="P78"><text:span text:style-name="T34"><text:s text:c="3"/></text:span>+ [ <text:span text:style-name="T33">1</text:span> - l (l + 1)/ <text:span text:style-name="T33">u</text:span>^2 ] <text:span text:style-name="T33">Q</text:span> [l] (<text:span text:style-name="T33">u</text:span>) = 0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11</text:p>
          </table:table-cell>
          <table:table-cell table:style-name="Table6.B1" office:value-type="string">
            <text:p text:style-name="P83">j<text:span text:style-name="T59"> </text:span>[0] (u) = sin (u) / u</text:p>
          </table:table-cell>
        </table:table-row>
        <table:table-row table:style-name="Table6.1">
          <table:table-cell table:style-name="Table6.A1" office:value-type="string">
            <text:p text:style-name="P151">12</text:p>
          </table:table-cell>
          <table:table-cell table:style-name="Table6.B1" office:value-type="string">
            <text:p text:style-name="P83">j<text:span text:style-name="T59"> </text:span>[1] (u) = sin (u) / u - cos (u) / u</text:p>
          </table:table-cell>
        </table:table-row>
        <table:table-row table:style-name="Table6.1">
          <table:table-cell table:style-name="Table6.A1" office:value-type="string">
            <text:p text:style-name="P151">13</text:p>
          </table:table-cell>
          <table:table-cell table:style-name="Table6.B1" office:value-type="string">
            <text:p text:style-name="P83">j<text:span text:style-name="T59"> </text:span>[2] (u) = ( 3/u^3 - 1/u ) sin (u) / u - 3/u^2 cos (u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145">V = 0</text:p>
          </table:table-cell>
        </table:table-row>
        <table:table-row table:style-name="Table6.1">
          <table:table-cell table:style-name="Table6.A1" office:value-type="string">
            <text:p text:style-name="P151">14</text:p>
          </table:table-cell>
          <table:table-cell table:style-name="Table6.B1" office:value-type="string">
            <text:p text:style-name="P73"><text:span text:style-name="T35">w [k l m] </text:span>(r, <text:span text:style-name="T8">θ</text:span><text:span text:style-name="T9">, </text:span><text:span text:style-name="T8">ϕ</text:span><text:span text:style-name="T24">)</text:span><text:span text:style-name="T31"> = </text:span><text:span text:style-name="T35">j[l] (kr)</text:span><text:span text:style-name="T31"> Y[lm] (</text:span><text:span text:style-name="T8">θ</text:span><text:span text:style-name="T9">, </text:span><text:span text:style-name="T8">ϕ</text:span><text:span text:style-name="T31">)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15</text:p>
          </table:table-cell>
          <table:table-cell table:style-name="Table6.B1" office:value-type="string">
            <text:p text:style-name="P77">E = h-bar^2 k^2 / 2m</text:p>
          </table:table-cell>
        </table:table-row>
        <table:table-row table:style-name="Table6.1">
          <table:table-cell table:style-name="Table6.A1" office:value-type="string">
            <text:p text:style-name="P151">16</text:p>
          </table:table-cell>
          <table:table-cell table:style-name="Table6.B1" office:value-type="string">
            <text:p text:style-name="P84">L^2 = l (l+1) h-bar^2</text:p>
          </table:table-cell>
        </table:table-row>
        <table:table-row table:style-name="Table6.1">
          <table:table-cell table:style-name="Table6.A1" office:value-type="string">
            <text:p text:style-name="P151">17</text:p>
          </table:table-cell>
          <table:table-cell table:style-name="Table6.B1" office:value-type="string">
            <text:p text:style-name="P84">Lz = m h-bar</text:p>
          </table:table-cell>
        </table:table-row>
        <text:soft-page-break/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  <text:p text:style-name="P5"/>
          </table:table-cell>
        </table:table-row>
        <table:table-row table:style-name="Table6.1">
          <table:table-cell table:style-name="Table6.A1" office:value-type="string">
            <text:p text:style-name="P86"/>
          </table:table-cell>
          <table:table-cell table:style-name="Table6.B1" office:value-type="string">
            <text:p text:style-name="P18">Examples .. Eigen states ==&gt; values</text:p>
          </table:table-cell>
        </table:table-row>
        <table:table-row table:style-name="Table6.1">
          <table:table-cell table:style-name="Table6.A1" office:value-type="string">
            <text:p text:style-name="P151">18</text:p>
          </table:table-cell>
          <table:table-cell table:style-name="Table6.B1" office:value-type="string">
            <text:p text:style-name="P84">{ H, L^2, L} ==&gt; {E, L^2, L} 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19</text:p>
          </table:table-cell>
          <table:table-cell table:style-name="Table6.B1" office:value-type="string">
            <text:p text:style-name="P84">x~ = x</text:p>
          </table:table-cell>
        </table:table-row>
        <table:table-row table:style-name="Table6.1">
          <table:table-cell table:style-name="Table6.A1" office:value-type="string">
            <text:p text:style-name="P151">20</text:p>
          </table:table-cell>
          <table:table-cell table:style-name="Table6.B1" office:value-type="string">
            <text:p text:style-name="P84">p~ = -i h-bar [d/dx]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1</text:p>
          </table:table-cell>
          <table:table-cell table:style-name="Table6.B1" office:value-type="string">
            <text:p text:style-name="P120">- i h-bar [d/dx] w[p] (x, y, z) = p[x] w[p] (x, y, z)</text:p>
          </table:table-cell>
        </table:table-row>
        <table:table-row table:style-name="Table6.1">
          <table:table-cell table:style-name="Table6.A1" office:value-type="string">
            <text:p text:style-name="P151">22</text:p>
          </table:table-cell>
          <table:table-cell table:style-name="Table6.B1" office:value-type="string">
            <text:p text:style-name="P120">- i h-bar [d/dy] w[p] (x, y, z) = p[y] w[p] (x, y, z)</text:p>
          </table:table-cell>
        </table:table-row>
        <table:table-row table:style-name="Table6.1">
          <table:table-cell table:style-name="Table6.A1" office:value-type="string">
            <text:p text:style-name="P151">23</text:p>
          </table:table-cell>
          <table:table-cell table:style-name="Table6.B1" office:value-type="string">
            <text:p text:style-name="P120">- i h-bar [d/dz] w[p] (x, y, z) = p[z] w[p] (x, y, z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4</text:p>
          </table:table-cell>
          <table:table-cell table:style-name="Table6.B1" office:value-type="string">
            <text:p text:style-name="P84">w (x,y,z) = N exp (i p x / h-bar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5</text:p>
          </table:table-cell>
          <table:table-cell table:style-name="Table6.B1" office:value-type="string">
            <text:p text:style-name="P84">H~ w<text:span text:style-name="T60"> [p]</text:span> = - h-bar^2 / 2m ∇^2 w<text:span text:style-name="T60"> [p]</text:span> = E<text:span text:style-name="T60"> [p]</text:span> w<text:span text:style-name="T60"> [p]</text:span>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6</text:p>
          </table:table-cell>
          <table:table-cell table:style-name="Table6.B1" office:value-type="string">
            <text:p text:style-name="P84">E<text:span text:style-name="T60"> [p]</text:span> = p^2 / 2m </text:p>
          </table:table-cell>
        </table:table-row>
        <table:table-row table:style-name="Table6.1">
          <table:table-cell table:style-name="Table6.A1" office:value-type="string">
            <text:p text:style-name="P151">27</text:p>
          </table:table-cell>
          <table:table-cell table:style-name="Table6.B1" office:value-type="string">
            <text:p text:style-name="P85"><text:s/>= <text:span text:style-name="T60">(</text:span>p<text:span text:style-name="T60">x</text:span>^2 <text:span text:style-name="T60">+ </text:span>p<text:span text:style-name="T60">y</text:span>^2<text:span text:style-name="T60"> + </text:span>p<text:span text:style-name="T60">z</text:span>^2<text:span text:style-name="T60"> ) </text:span>/ 2m 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8</text:p>
          </table:table-cell>
          <table:table-cell table:style-name="Table6.B1" office:value-type="string">
            <text:p text:style-name="P84">r -&gt; r + a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151">29</text:p>
          </table:table-cell>
          <table:table-cell table:style-name="Table6.B1" office:value-type="string">
            <text:p text:style-name="P84">T = exp (i a · p)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84"/>
          </table:table-cell>
        </table:table-row>
        <table:table-row table:style-name="Table6.1">
          <table:table-cell table:style-name="Table6.A1" office:value-type="string">
            <text:p text:style-name="P151">30</text:p>
          </table:table-cell>
          <table:table-cell table:style-name="Table6.B1" office:value-type="string">
            <text:p text:style-name="P7">{<text:span text:style-name="T66"> </text:span>j<text:span text:style-name="T61"> [</text:span>l<text:span text:style-name="T61">]</text:span> (kr )<text:span text:style-name="T61"> </text:span>Y<text:span text:style-name="T61"> [</text:span>l<text:span text:style-name="T61">, </text:span>m<text:span text:style-name="T61">] </text:span>(θ , ϕ )<text:span text:style-name="T61"> </text:span>}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84"/>
          </table:table-cell>
        </table:table-row>
        <table:table-row table:style-name="Table6.1">
          <table:table-cell table:style-name="Table6.A1" office:value-type="string">
            <text:p text:style-name="P151">31</text:p>
          </table:table-cell>
          <table:table-cell table:style-name="Table6.B1" office:value-type="string">
            <text:p text:style-name="P84">Rz (δ <text:span text:style-name="T8">ϕ</text:span>) = exp ( i δ <text:span text:style-name="T8">ϕ</text:span> L) 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7"/>
          </table:table-cell>
        </table:table-row>
      </table:table>
      <text:p text:style-name="Standard"/>
      <text:p text:style-name="P80"/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633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7T22:58:03.869281936</dc:date>
    <meta:editing-duration>P1DT11H35M25S</meta:editing-duration>
    <meta:editing-cycles>52</meta:editing-cycles>
    <meta:generator>LibreOffice/7.5.9.2$Linux_X86_64 LibreOffice_project/50$Build-2</meta:generator>
    <meta:document-statistic meta:table-count="8" meta:image-count="0" meta:object-count="0" meta:page-count="21" meta:paragraph-count="712" meta:word-count="3938" meta:character-count="13424" meta:non-whitespace-character-count="9808"/>
  </office:meta>
</office:document-meta>
</file>